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7/content.xml" manifest:media-type="text/xml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Configurations2/" manifest:media-type="application/vnd.sun.xml.ui.configuration"/>
  <manifest:file-entry manifest:full-path="Object 80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80000002801334D96CC3656A58.png" manifest:media-type="image/png"/>
  <manifest:file-entry manifest:full-path="Pictures/100000000000028000000280F2D884E309F449A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Roboto" svg:font-family="Roboto" style:font-pitch="variable"/>
    <style:font-face style:name="Roboto Black" svg:font-family="'Roboto Black'" style:font-pitch="variable"/>
    <style:font-face style:name="Roboto Medium" svg:font-family="'Roboto Medium'" style:font-pitch="variable"/>
    <style:font-face style:name="Roboto:onum" svg:font-family="Roboto:onu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 Medium1" svg:font-family="'Roboto Medium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width="0.035cm" svg:stroke-color="#d9232f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  <style:paragraph-properties style:writing-mode="lr-tb"/>
    </style:style>
    <style:style style:name="gr4" style:family="graphic" style:parent-style-name="Objekt_20_ohne_20_Füllung_20_und_20_Linie">
      <style:graphic-properties draw:textarea-horizontal-align="center" draw:textarea-vertical-align="middle" draw:ole-draw-aspect="1" style:protect="size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69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64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91cm"/>
      <style:paragraph-properties style:writing-mode="lr-tb"/>
    </style:style>
    <style:style style:name="gr9" style:family="graphic" style:parent-style-name="objectwithoutfill">
      <style:graphic-properties svg:stroke-width="0.035cm" svg:stroke-color="#d9232f" draw:marker-start-width="0.252cm" draw:marker-end="Symmetric_20_Arrow" draw:marker-end-width="0.352cm" draw:fill="solid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5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49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54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51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98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49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98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89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865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865cm"/>
      <style:paragraph-properties style:writing-mode="lr-tb"/>
    </style:style>
    <style:style style:name="pr1" style:family="presentation" style:parent-style-name="Standard-title">
      <style:graphic-properties draw:auto-grow-height="true" fo:min-height="1.487cm"/>
      <style:paragraph-properties style:writing-mode="lr-tb"/>
    </style:style>
    <style:style style:name="pr2" style:family="presentation" style:parent-style-name="Standard-title">
      <style:graphic-properties draw:auto-grow-height="true" fo:min-height="2.151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0.996cm"/>
      <style:paragraph-properties style:writing-mode="lr-tb"/>
    </style:style>
    <style:style style:name="pr5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style:font-name="Roboto Black" fo:font-size="36pt"/>
    </style:style>
    <style:style style:name="P3" style:family="paragraph">
      <style:paragraph-properties fo:text-align="center" style:writing-mode="lr-tb"/>
      <style:text-properties style:font-name="Roboto Medium" fo:font-size="26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style:writing-mode="lr-tb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style:font-name="Roboto"/>
    </style:style>
    <style:style style:name="P9" style:family="paragraph">
      <loext:graphic-properties draw:fill="none" draw:fill-color="#ffffff"/>
      <style:paragraph-properties fo:text-align="center" style:writing-mode="lr-tb"/>
      <style:text-properties style:font-name="Roboto" fo:font-size="12pt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style:writing-mode="lr-tb"/>
      <style:text-properties style:font-name="Roboto" fo:font-size="18pt"/>
    </style:style>
    <style:style style:name="P12" style:family="paragraph">
      <loext:graphic-properties draw:fill="none" draw:fill-color="#ffffff"/>
      <style:paragraph-properties style:writing-mode="lr-tb"/>
      <style:text-properties style:font-name="Roboto" fo:font-size="12pt"/>
    </style:style>
    <style:style style:name="P13" style:family="paragraph">
      <loext:graphic-properties draw:fill="none" draw:fill-color="#ffffff"/>
      <style:paragraph-properties style:writing-mode="lr-tb"/>
      <style:text-properties style:font-name="Roboto:onum" fo:font-size="12pt"/>
    </style:style>
    <style:style style:name="P14" style:family="paragraph">
      <style:paragraph-properties fo:margin-left="0cm" fo:margin-right="0cm" fo:margin-top="0.3cm" fo:margin-bottom="0.3cm" fo:line-height="100%" fo:text-align="end" fo:text-indent="0cm"/>
    </style:style>
    <style:style style:name="P15" style:family="paragraph">
      <loext:graphic-properties draw:fill="none" draw:fill-color="#ffffff"/>
      <style:paragraph-properties fo:margin-left="0cm" fo:margin-right="0cm" fo:margin-top="0.3cm" fo:margin-bottom="0.3cm" fo:line-height="100%" fo:text-align="end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Roboto:onum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.3cm" fo:margin-bottom="0.3cm" fo:line-height="100%" fo:text-indent="0cm"/>
    </style:style>
    <style:style style:name="P17" style:family="paragraph">
      <loext:graphic-properties draw:fill="none" draw:fill-color="#ffffff"/>
      <style:paragraph-properties fo:margin-left="0cm" fo:margin-right="0cm" fo:margin-top="0.3cm" fo:margin-bottom="0.3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Roboto:onum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Roboto Black" fo:font-size="36pt"/>
    </style:style>
    <style:style style:name="T2" style:family="text">
      <style:text-properties style:font-name="Roboto Medium" fo:font-size="26pt"/>
    </style:style>
    <style:style style:name="T3" style:family="text">
      <style:text-properties style:font-name="Roboto"/>
    </style:style>
    <style:style style:name="T4" style:family="text">
      <style:text-properties style:font-name="Roboto" fo:font-size="12pt"/>
    </style:style>
    <style:style style:name="T5" style:family="text">
      <style:text-properties fo:font-variant="normal" fo:text-transform="none" fo:color="#d9232f" style:text-outline="false" style:text-line-through-style="none" style:text-line-through-type="none" style:font-name="Roboto Medium" fo:font-size="2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Ari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Roboto" fo:font-size="18pt"/>
    </style:style>
    <style:style style:name="T7" style:family="text">
      <style:text-properties style:font-name="Roboto:onum" fo:font-size="12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Roboto:onum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1.487cm" svg:x="1.401cm" svg:y="5.5cm" presentation:class="title" presentation:user-transformed="true">
          <draw:text-box>
            <text:p text:style-name="P1"><text:span text:style-name="T1">The GAME Engineers</text:span></text:p>
          </draw:text-box>
        </draw:frame>
        <draw:frame presentation:style-name="pr2" draw:text-style-name="P3" draw:layer="layout" svg:width="25.199cm" svg:height="2.151cm" svg:x="1.4cm" svg:y="6.781cm" presentation:class="title" presentation:user-transformed="true">
          <draw:text-box>
            <text:p text:style-name="P1"><text:span text:style-name="T2">#2 – Programmieren mit Java</text:span><text:span text:style-name="T2"><text:line-break/></text:span><text:span text:style-name="T2">- Übunge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1.487cm" svg:x="1.401cm" svg:y="5.5cm" presentation:class="title" presentation:user-transformed="true">
          <draw:text-box>
            <text:p text:style-name="P1"><text:span text:style-name="T1">! Zettel und Stift 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6" draw:layer="layout" svg:width="25.199cm" svg:height="0.996cm" svg:x="1.4cm" svg:y="0.616cm" presentation:class="title">
          <draw:text-box>
            <text:p>Übung 1 – Zahlensysteme</text:p>
          </draw:text-box>
        </draw:frame>
        <draw:line draw:style-name="gr2" draw:text-style-name="P7" draw:layer="layout" svg:x1="2cm" svg:y1="6cm" svg:x2="26cm" svg:y2="6cm">
          <text:p/>
        </draw:line>
        <draw:line draw:style-name="gr2" draw:text-style-name="P7" draw:layer="layout" svg:x1="4cm" svg:y1="5cm" svg:x2="4cm" svg:y2="7cm">
          <text:p/>
        </draw:line>
        <draw:line draw:style-name="gr2" draw:text-style-name="P7" draw:layer="layout" svg:x1="8cm" svg:y1="5cm" svg:x2="8cm" svg:y2="7cm">
          <text:p/>
        </draw:line>
        <draw:line draw:style-name="gr2" draw:text-style-name="P7" draw:layer="layout" svg:x1="6cm" svg:y1="5cm" svg:x2="6cm" svg:y2="7cm">
          <text:p/>
        </draw:line>
        <draw:line draw:style-name="gr2" draw:text-style-name="P7" draw:layer="layout" svg:x1="10cm" svg:y1="5cm" svg:x2="10cm" svg:y2="7cm">
          <text:p/>
        </draw:line>
        <draw:line draw:style-name="gr2" draw:text-style-name="P7" draw:layer="layout" svg:x1="12cm" svg:y1="5cm" svg:x2="12cm" svg:y2="7cm">
          <text:p/>
        </draw:line>
        <draw:line draw:style-name="gr2" draw:text-style-name="P7" draw:layer="layout" svg:x1="14cm" svg:y1="5cm" svg:x2="14cm" svg:y2="7cm">
          <text:p/>
        </draw:line>
        <draw:line draw:style-name="gr2" draw:text-style-name="P7" draw:layer="layout" svg:x1="16cm" svg:y1="5cm" svg:x2="16cm" svg:y2="7cm">
          <text:p/>
        </draw:line>
        <draw:line draw:style-name="gr2" draw:text-style-name="P7" draw:layer="layout" svg:x1="18cm" svg:y1="5cm" svg:x2="18cm" svg:y2="7cm">
          <text:p/>
        </draw:line>
        <draw:line draw:style-name="gr2" draw:text-style-name="P7" draw:layer="layout" svg:x1="20cm" svg:y1="5cm" svg:x2="20cm" svg:y2="7cm">
          <text:p/>
        </draw:line>
        <draw:line draw:style-name="gr2" draw:text-style-name="P7" draw:layer="layout" svg:x1="22cm" svg:y1="5cm" svg:x2="22cm" svg:y2="7cm">
          <text:p/>
        </draw:line>
        <draw:frame draw:style-name="gr3" draw:text-style-name="P8" draw:layer="layout" svg:width="12.2cm" svg:height="0.996cm" svg:x="2.2cm" svg:y="2.404cm">
          <draw:text-box>
            <text:p><text:span text:style-name="T3">Aufgabe: 2er Potenzen</text:span></text:p>
          </draw:text-box>
        </draw:frame>
        <draw:frame draw:style-name="gr4" draw:text-style-name="P1" draw:layer="layout" svg:width="1.999cm" svg:height="0.999cm" svg:x="2.6cm" svg:y="5.20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1" draw:layer="layout" svg:width="0.543cm" svg:height="0.528cm" svg:x="4.8cm" svg:y="5.20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1" draw:layer="layout" svg:width="0.547cm" svg:height="0.528cm" svg:x="6.8cm" svg:y="5.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1" draw:layer="layout" svg:width="0.552cm" svg:height="0.528cm" svg:x="8.8cm" svg:y="5.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4" draw:text-style-name="P1" draw:layer="layout" svg:width="0.56cm" svg:height="0.528cm" svg:x="10.653cm" svg:y="5.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" draw:text-style-name="P1" draw:layer="layout" svg:width="0.548cm" svg:height="0.528cm" svg:x="12.653cm" svg:y="5.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" draw:text-style-name="P1" draw:layer="layout" svg:width="0.556cm" svg:height="0.528cm" svg:x="14.653cm" svg:y="5.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4" draw:text-style-name="P1" draw:layer="layout" svg:width="0.552cm" svg:height="0.528cm" svg:x="16.653cm" svg:y="5.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4" draw:text-style-name="P1" draw:layer="layout" svg:width="0.552cm" svg:height="0.528cm" svg:x="18.653cm" svg:y="5.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4" draw:text-style-name="P1" draw:layer="layout" svg:width="0.552cm" svg:height="0.528cm" svg:x="20.8cm" svg:y="5.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line draw:style-name="gr2" draw:text-style-name="P7" draw:layer="layout" svg:x1="24cm" svg:y1="5cm" svg:x2="24cm" svg:y2="7cm">
          <text:p/>
        </draw:line>
        <draw:frame draw:style-name="gr4" draw:text-style-name="P1" draw:layer="layout" svg:width="0.675cm" svg:height="0.528cm" svg:x="22.648cm" svg:y="5.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4" draw:text-style-name="P1" draw:layer="layout" svg:width="0.662cm" svg:height="0.528cm" svg:x="24.6cm" svg:y="5.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line draw:style-name="gr2" draw:text-style-name="P7" draw:layer="layout" svg:x1="9cm" svg:y1="9cm" svg:x2="19cm" svg:y2="9cm">
          <text:p/>
        </draw:line>
        <draw:line draw:style-name="gr2" draw:text-style-name="P7" draw:layer="layout" svg:x1="11cm" svg:y1="8cm" svg:x2="11cm" svg:y2="10cm">
          <text:p/>
        </draw:line>
        <draw:line draw:style-name="gr2" draw:text-style-name="P7" draw:layer="layout" svg:x1="15cm" svg:y1="8cm" svg:x2="15cm" svg:y2="10cm">
          <text:p/>
        </draw:line>
        <draw:line draw:style-name="gr2" draw:text-style-name="P7" draw:layer="layout" svg:x1="13cm" svg:y1="8cm" svg:x2="13cm" svg:y2="10cm">
          <text:p/>
        </draw:line>
        <draw:frame draw:style-name="gr4" draw:text-style-name="P1" draw:layer="layout" svg:width="0.67cm" svg:height="0.528cm" svg:x="9.6cm" svg:y="8.201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4" draw:text-style-name="P1" draw:layer="layout" svg:width="0.675cm" svg:height="0.528cm" svg:x="11.8cm" svg:y="8.20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4" draw:text-style-name="P1" draw:layer="layout" svg:width="0.679cm" svg:height="0.528cm" svg:x="13.8cm" svg:y="8.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4" draw:text-style-name="P1" draw:layer="layout" svg:width="0.675cm" svg:height="0.528cm" svg:x="15.8cm" svg:y="8.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4" draw:text-style-name="P1" draw:layer="layout" svg:width="0.679cm" svg:height="0.528cm" svg:x="17.653cm" svg:y="8.2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line draw:style-name="gr2" draw:text-style-name="P7" draw:layer="layout" svg:x1="17cm" svg:y1="8cm" svg:x2="17cm" svg:y2="10cm">
          <text:p/>
        </draw:line>
        <draw:frame draw:style-name="gr5" draw:text-style-name="P9" draw:layer="layout" svg:width="2cm" svg:height="1cm" svg:x="2cm" svg:y="6cm">
          <draw:text-box>
            <text:p xml:id="id1" text:id="id1" text:style-name="P1"><text:span text:style-name="T4">1</text:span></text:p>
          </draw:text-box>
        </draw:frame>
        <draw:frame draw:style-name="gr5" draw:text-style-name="P9" draw:layer="layout" svg:width="2cm" svg:height="1cm" svg:x="4cm" svg:y="6cm">
          <draw:text-box>
            <text:p xml:id="id2" text:id="id2" text:style-name="P1"><text:span text:style-name="T4">2</text:span></text:p>
          </draw:text-box>
        </draw:frame>
        <draw:frame draw:style-name="gr5" draw:text-style-name="P9" draw:layer="layout" svg:width="2cm" svg:height="1cm" svg:x="6cm" svg:y="6cm">
          <draw:text-box>
            <text:p xml:id="id3" text:id="id3" text:style-name="P1"><text:span text:style-name="T4">4</text:span></text:p>
          </draw:text-box>
        </draw:frame>
        <draw:frame draw:style-name="gr5" draw:text-style-name="P9" draw:layer="layout" svg:width="2cm" svg:height="1cm" svg:x="8cm" svg:y="6cm">
          <draw:text-box>
            <text:p xml:id="id4" text:id="id4" text:style-name="P1"><text:span text:style-name="T4">8</text:span></text:p>
          </draw:text-box>
        </draw:frame>
        <draw:frame draw:style-name="gr5" draw:text-style-name="P9" draw:layer="layout" svg:width="2cm" svg:height="1cm" svg:x="10cm" svg:y="6cm">
          <draw:text-box>
            <text:p xml:id="id5" text:id="id5" text:style-name="P1"><text:span text:style-name="T4">16</text:span></text:p>
          </draw:text-box>
        </draw:frame>
        <draw:frame draw:style-name="gr5" draw:text-style-name="P9" draw:layer="layout" svg:width="2cm" svg:height="1cm" svg:x="12cm" svg:y="6cm">
          <draw:text-box>
            <text:p xml:id="id6" text:id="id6" text:style-name="P1"><text:span text:style-name="T4">32</text:span></text:p>
          </draw:text-box>
        </draw:frame>
        <draw:frame draw:style-name="gr5" draw:text-style-name="P9" draw:layer="layout" svg:width="2cm" svg:height="1cm" svg:x="14cm" svg:y="6cm">
          <draw:text-box>
            <text:p xml:id="id7" text:id="id7" text:style-name="P1"><text:span text:style-name="T4">64</text:span></text:p>
          </draw:text-box>
        </draw:frame>
        <draw:frame draw:style-name="gr6" draw:text-style-name="P9" draw:layer="layout" svg:width="2cm" svg:height="0.947cm" svg:x="16cm" svg:y="6.053cm">
          <draw:text-box>
            <text:p xml:id="id8" text:id="id8" text:style-name="P1"><text:span text:style-name="T4">128</text:span></text:p>
          </draw:text-box>
        </draw:frame>
        <draw:frame draw:style-name="gr5" draw:text-style-name="P9" draw:layer="layout" svg:width="2cm" svg:height="1cm" svg:x="18cm" svg:y="6cm">
          <draw:text-box>
            <text:p xml:id="id9" text:id="id9" text:style-name="P1"><text:span text:style-name="T4">256</text:span></text:p>
          </draw:text-box>
        </draw:frame>
        <draw:frame draw:style-name="gr5" draw:text-style-name="P9" draw:layer="layout" svg:width="2cm" svg:height="1cm" svg:x="20cm" svg:y="6cm">
          <draw:text-box>
            <text:p xml:id="id10" text:id="id10" text:style-name="P1"><text:span text:style-name="T4">512</text:span></text:p>
          </draw:text-box>
        </draw:frame>
        <draw:frame draw:style-name="gr5" draw:text-style-name="P9" draw:layer="layout" svg:width="2cm" svg:height="1cm" svg:x="22cm" svg:y="6cm">
          <draw:text-box>
            <text:p xml:id="id11" text:id="id11" text:style-name="P1"><text:span text:style-name="T4">1024</text:span></text:p>
          </draw:text-box>
        </draw:frame>
        <draw:frame draw:style-name="gr5" draw:text-style-name="P9" draw:layer="layout" svg:width="2cm" svg:height="1cm" svg:x="24cm" svg:y="6cm">
          <draw:text-box>
            <text:p xml:id="id12" text:id="id12" text:style-name="P1"><text:span text:style-name="T4">2048</text:span></text:p>
          </draw:text-box>
        </draw:frame>
        <draw:frame draw:style-name="gr5" draw:text-style-name="P9" draw:layer="layout" svg:width="2cm" svg:height="1cm" svg:x="9cm" svg:y="9cm">
          <draw:text-box>
            <text:p xml:id="id13" text:id="id13" text:style-name="P1"><text:span text:style-name="T4">4096</text:span></text:p>
          </draw:text-box>
        </draw:frame>
        <draw:frame draw:style-name="gr7" draw:text-style-name="P9" draw:layer="layout" svg:width="2cm" svg:height="0.894cm" svg:x="11cm" svg:y="9.053cm">
          <draw:text-box>
            <text:p xml:id="id14" text:id="id14" text:style-name="P1"><text:span text:style-name="T4">8192</text:span></text:p>
          </draw:text-box>
        </draw:frame>
        <draw:frame draw:style-name="gr6" draw:text-style-name="P9" draw:layer="layout" svg:width="2cm" svg:height="0.947cm" svg:x="13cm" svg:y="9cm">
          <draw:text-box>
            <text:p xml:id="id15" text:id="id15" text:style-name="P1"><text:span text:style-name="T4">16384</text:span></text:p>
          </draw:text-box>
        </draw:frame>
        <draw:frame draw:style-name="gr5" draw:text-style-name="P9" draw:layer="layout" svg:width="2cm" svg:height="1cm" svg:x="15cm" svg:y="9cm">
          <draw:text-box>
            <text:p xml:id="id16" text:id="id16" text:style-name="P1"><text:span text:style-name="T4">32768</text:span></text:p>
          </draw:text-box>
        </draw:frame>
        <draw:frame draw:style-name="gr5" draw:text-style-name="P9" draw:layer="layout" svg:width="2cm" svg:height="1cm" svg:x="17cm" svg:y="9cm">
          <draw:text-box>
            <text:p xml:id="id17" text:id="id17" text:style-name="P1"><text:span text:style-name="T4">65536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8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9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2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3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4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5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6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6" draw:layer="layout" svg:width="25.199cm" svg:height="0.996cm" svg:x="1.4cm" svg:y="0.616cm" presentation:class="title">
          <draw:text-box>
            <text:p text:style-name="P10"><text:span text:style-name="T5">Übung 2</text:span> – Zahlensysteme</text:p>
          </draw:text-box>
        </draw:frame>
        <draw:line draw:style-name="gr2" draw:text-style-name="P7" draw:layer="layout" svg:x1="9cm" svg:y1="5.4cm" svg:x2="18.8cm" svg:y2="5.4cm">
          <text:p/>
        </draw:line>
        <draw:line draw:style-name="gr2" draw:text-style-name="P7" draw:layer="layout" svg:x1="11.6cm" svg:y1="4.5cm" svg:x2="11.6cm" svg:y2="8.4cm">
          <text:p/>
        </draw:line>
        <draw:frame draw:style-name="gr8" draw:text-style-name="P8" draw:layer="layout" svg:width="23cm" svg:height="1.741cm" svg:x="2.2cm" svg:y="2.404cm">
          <draw:text-box>
            <text:p><text:span text:style-name="T3">Aufgabe: Dualzahl in Dezimalzahl umwandeln</text:span></text:p>
          </draw:text-box>
        </draw:frame>
        <draw:frame draw:style-name="gr4" draw:text-style-name="P1" xml:id="id21" draw:id="id21" draw:layer="layout" svg:width="4.947cm" svg:height="0.588cm" svg:x="11.825cm" svg:y="5.61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" draw:text-style-name="P1" xml:id="id18" draw:id="id18" draw:layer="layout" svg:width="0.542cm" svg:height="0.53cm" svg:x="10.817cm" svg:y="4.8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4" draw:text-style-name="P1" xml:id="id20" draw:id="id20" draw:layer="layout" svg:width="1.16cm" svg:height="0.53cm" svg:x="10.24cm" svg:y="5.62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4" draw:text-style-name="P1" xml:id="id19" draw:id="id19" draw:layer="layout" svg:width="1.732cm" svg:height="0.588cm" svg:x="11.825cm" svg:y="4.812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4" draw:text-style-name="P1" xml:id="id22" draw:id="id22" draw:layer="layout" svg:width="1.635cm" svg:height="0.53cm" svg:x="9.765cm" svg:y="6.42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2" draw:text-style-name="P7" draw:layer="layout" svg:x1="9cm" svg:y1="6.2cm" svg:x2="18.8cm" svg:y2="6.2cm">
          <text:p/>
        </draw:line>
        <draw:frame draw:style-name="gr4" draw:text-style-name="P1" xml:id="id23" draw:id="id23" draw:layer="layout" svg:width="6.975cm" svg:height="0.588cm" svg:x="11.825cm" svg:y="6.412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line draw:style-name="gr2" draw:text-style-name="P7" draw:layer="layout" svg:x1="9cm" svg:y1="7cm" svg:x2="18.8cm" svg:y2="7cm">
          <text:p/>
        </draw:line>
        <draw:frame draw:style-name="gr4" draw:text-style-name="P1" xml:id="id24" draw:id="id24" draw:layer="layout" svg:width="2.93cm" svg:height="0.53cm" svg:x="8.47cm" svg:y="7.2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4" draw:text-style-name="P1" xml:id="id25" draw:id="id25" draw:layer="layout" svg:width="5.305cm" svg:height="0.528cm" svg:x="11.825cm" svg:y="7.2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4" draw:text-style-name="P1" xml:id="id26" draw:id="id26" draw:layer="layout" svg:width="7.853cm" svg:height="0.53cm" svg:x="11.8cm" svg:y="8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6" draw:layer="layout" svg:width="25.199cm" svg:height="0.996cm" svg:x="1.4cm" svg:y="0.616cm" presentation:class="title">
          <draw:text-box>
            <text:p text:style-name="P10"><text:span text:style-name="T5">Übung 3</text:span> – Zahlensysteme</text:p>
          </draw:text-box>
        </draw:frame>
        <draw:frame draw:style-name="gr3" draw:text-style-name="P8" draw:layer="layout" svg:width="13.6cm" svg:height="0.996cm" svg:x="2.2cm" svg:y="2.404cm">
          <draw:text-box>
            <text:p><text:span text:style-name="T3">Aufgabe: Dezimalzahl in Dualzahl umwandeln</text:span></text:p>
          </draw:text-box>
        </draw:frame>
        <draw:frame draw:style-name="gr4" draw:text-style-name="P1" xml:id="id42" draw:id="id42" draw:layer="layout" svg:width="1.911cm" svg:height="0.53cm" svg:x="18.408cm" svg:y="4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4" draw:text-style-name="P1" xml:id="id43" draw:id="id43" draw:layer="layout" svg:width="3.978cm" svg:height="0.47cm" svg:x="18.4cm" svg:y="4.73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4" draw:text-style-name="P1" xml:id="id44" draw:id="id44" draw:layer="layout" svg:width="3.271cm" svg:height="0.47cm" svg:x="18.419cm" svg:y="5.33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4" draw:text-style-name="P1" xml:id="id45" draw:id="id45" draw:layer="layout" svg:width="3.089cm" svg:height="0.47cm" svg:x="18.601cm" svg:y="5.9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4" draw:text-style-name="P1" xml:id="id46" draw:id="id46" draw:layer="layout" svg:width="3.058cm" svg:height="0.47cm" svg:x="18.656cm" svg:y="6.5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4" draw:text-style-name="P1" xml:id="id47" draw:id="id47" draw:layer="layout" svg:width="2.842cm" svg:height="0.47cm" svg:x="18.661cm" svg:y="7.1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4" draw:text-style-name="P1" xml:id="id48" draw:id="id48" draw:layer="layout" svg:width="2.657cm" svg:height="0.47cm" svg:x="18.846cm" svg:y="7.66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4" draw:text-style-name="P1" xml:id="id49" draw:id="id49" draw:layer="layout" svg:width="2.653cm" svg:height="0.47cm" svg:x="18.866cm" svg:y="8.26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4" draw:text-style-name="P1" xml:id="id50" draw:id="id50" draw:layer="layout" svg:width="2.609cm" svg:height="0.47cm" svg:x="18.899cm" svg:y="8.839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4" draw:text-style-name="P1" xml:id="id51" draw:id="id51" draw:layer="layout" svg:width="2.393cm" svg:height="0.47cm" svg:x="18.91cm" svg:y="9.46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4" draw:text-style-name="P1" xml:id="id52" draw:id="id52" draw:layer="layout" svg:width="2.208cm" svg:height="0.47cm" svg:x="18.911cm" svg:y="10.0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4" draw:text-style-name="P1" xml:id="id53" draw:id="id53" draw:layer="layout" svg:width="2.203cm" svg:height="0.47cm" svg:x="18.911cm" svg:y="10.66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4" draw:text-style-name="P1" xml:id="id54" draw:id="id54" draw:layer="layout" svg:width="2.203cm" svg:height="0.47cm" svg:x="18.916cm" svg:y="11.26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polyline draw:style-name="gr9" draw:text-style-name="P7" xml:id="id55" draw:id="id55" draw:layer="layout" svg:width="0cm" svg:height="6.999cm" svg:x="22.719cm" svg:y="4.73cm" svg:viewBox="0 0 0 7000" draw:points="0,7000 0,0">
          <text:p/>
        </draw:polyline>
        <draw:frame draw:style-name="gr4" draw:text-style-name="P1" xml:id="id56" draw:id="id56" draw:layer="layout" svg:width="4.382cm" svg:height="0.53cm" svg:x="23.008cm" svg:y="7.93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4" draw:text-style-name="P1" xml:id="id27" draw:id="id27" draw:layer="layout" svg:width="1.911cm" svg:height="0.53cm" svg:x="7.408cm" svg:y="3.87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draw:style-name="gr4" draw:text-style-name="P1" xml:id="id28" draw:id="id28" draw:layer="layout" svg:width="3.728cm" svg:height="0.528cm" svg:x="7.4cm" svg:y="4.6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4" draw:text-style-name="P1" xml:id="id29" draw:id="id29" draw:layer="layout" svg:width="3.754cm" svg:height="0.528cm" svg:x="7.4cm" svg:y="5.2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gr4" draw:text-style-name="P1" xml:id="id30" draw:id="id30" draw:layer="layout" svg:width="3.428cm" svg:height="0.528cm" svg:x="7.601cm" svg:y="5.8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4" draw:text-style-name="P1" xml:id="id31" draw:id="id31" draw:layer="layout" svg:width="3.199cm" svg:height="0.528cm" svg:x="7.656cm" svg:y="6.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4" draw:text-style-name="P1" xml:id="id32" draw:id="id32" draw:layer="layout" svg:width="3.178cm" svg:height="0.528cm" svg:x="7.661cm" svg:y="7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4" draw:text-style-name="P1" xml:id="id33" draw:id="id33" draw:layer="layout" svg:width="2.975cm" svg:height="0.528cm" svg:x="7.846cm" svg:y="7.53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frame draw:style-name="gr4" draw:text-style-name="P1" xml:id="id34" draw:id="id34" draw:layer="layout" svg:width="2.764cm" svg:height="0.528cm" svg:x="7.866cm" svg:y="8.1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4" draw:text-style-name="P1" xml:id="id35" draw:id="id35" draw:layer="layout" svg:width="2.555cm" svg:height="0.528cm" svg:x="7.899cm" svg:y="8.709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4" draw:text-style-name="P1" xml:id="id36" draw:id="id36" draw:layer="layout" svg:width="2.348cm" svg:height="0.528cm" svg:x="7.91cm" svg:y="9.3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4" draw:text-style-name="P1" xml:id="id37" draw:id="id37" draw:layer="layout" svg:width="2.352cm" svg:height="0.528cm" svg:x="7.911cm" svg:y="9.9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4" draw:text-style-name="P1" xml:id="id38" draw:id="id38" draw:layer="layout" svg:width="2.33cm" svg:height="0.528cm" svg:x="7.911cm" svg:y="10.5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4" draw:text-style-name="P1" xml:id="id39" draw:id="id39" draw:layer="layout" svg:width="2.372cm" svg:height="0.528cm" svg:x="7.916cm" svg:y="11.1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polyline draw:style-name="gr9" draw:text-style-name="P7" xml:id="id40" draw:id="id40" draw:layer="layout" svg:width="0.031cm" svg:height="7.199cm" svg:x="11.768cm" svg:y="4.6cm" svg:viewBox="0 0 32 7200" draw:points="0,0 32,7200">
          <text:p/>
        </draw:polyline>
        <draw:frame draw:style-name="gr4" draw:text-style-name="P1" xml:id="id41" draw:id="id41" draw:layer="layout" svg:width="4.382cm" svg:height="0.53cm" svg:x="12.008cm" svg:y="7.8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text-style-name="P6" draw:layer="layout" svg:width="25.199cm" svg:height="0.996cm" svg:x="1.4cm" svg:y="0.616cm" presentation:class="title">
          <draw:text-box>
            <text:p text:style-name="P10"><text:span text:style-name="T5">Übung 4</text:span> – Zahlensysteme</text:p>
          </draw:text-box>
        </draw:frame>
        <draw:frame draw:style-name="gr8" draw:text-style-name="P8" draw:layer="layout" svg:width="23cm" svg:height="1.741cm" svg:x="2.2cm" svg:y="2.404cm">
          <draw:text-box>
            <text:p><text:span text:style-name="T3">Aufgabe: Dualzahl in Hexadezimal umwandeln</text:span></text:p>
          </draw:text-box>
        </draw:frame>
        <draw:frame draw:style-name="gr4" draw:text-style-name="P1" xml:id="id57" draw:id="id57" draw:layer="layout" svg:width="9.901cm" svg:height="0.53cm" svg:x="9.05cm" svg:y="5.632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4" draw:text-style-name="P1" xml:id="id58" draw:id="id58" draw:layer="layout" svg:width="10.129cm" svg:height="1.038cm" svg:x="8.936cm" svg:y="6.162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7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text-style-name="P6" draw:layer="layout" svg:width="25.199cm" svg:height="0.996cm" svg:x="1.4cm" svg:y="0.616cm" presentation:class="title">
          <draw:text-box>
            <text:p text:style-name="P10"><text:span text:style-name="T5">Übung 5</text:span> – Zahlensysteme</text:p>
          </draw:text-box>
        </draw:frame>
        <draw:line draw:style-name="gr2" draw:text-style-name="P7" draw:layer="layout" svg:x1="6.6cm" svg:y1="6.4cm" svg:x2="16.4cm" svg:y2="6.4cm">
          <text:p/>
        </draw:line>
        <draw:line draw:style-name="gr2" draw:text-style-name="P7" draw:layer="layout" svg:x1="9.2cm" svg:y1="5.5cm" svg:x2="9.2cm" svg:y2="8.6cm">
          <text:p/>
        </draw:line>
        <draw:frame draw:style-name="gr8" draw:text-style-name="P11" draw:layer="layout" svg:width="23cm" svg:height="1.741cm" svg:x="2.2cm" svg:y="2.404cm">
          <draw:text-box>
            <text:p><text:span text:style-name="T6">Aufgabe: Hexadezimal in Dezimalzahl</text:span></text:p>
          </draw:text-box>
        </draw:frame>
        <draw:frame draw:style-name="gr4" draw:text-style-name="P1" xml:id="id62" draw:id="id62" draw:layer="layout" svg:width="3.611cm" svg:height="0.588cm" svg:x="9.425cm" svg:y="6.612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4" draw:text-style-name="P1" xml:id="id59" draw:id="id59" draw:layer="layout" svg:width="0.792cm" svg:height="0.53cm" svg:x="8.417cm" svg:y="5.8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4" draw:text-style-name="P1" xml:id="id61" draw:id="id61" draw:layer="layout" svg:width="1.038cm" svg:height="0.53cm" svg:x="8.162cm" svg:y="6.62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4" draw:text-style-name="P1" xml:id="id60" draw:id="id60" draw:layer="layout" svg:width="2.39cm" svg:height="0.588cm" svg:x="9.425cm" svg:y="5.812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4" draw:text-style-name="P1" xml:id="id63" draw:id="id63" draw:layer="layout" svg:width="1.322cm" svg:height="0.53cm" svg:x="7.878cm" svg:y="7.42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line draw:style-name="gr2" draw:text-style-name="P7" draw:layer="layout" svg:x1="6.6cm" svg:y1="7.2cm" svg:x2="16.4cm" svg:y2="7.2cm">
          <text:p/>
        </draw:line>
        <draw:frame draw:style-name="gr4" draw:text-style-name="P1" xml:id="id64" draw:id="id64" draw:layer="layout" svg:width="4.774cm" svg:height="0.528cm" svg:x="9.389cm" svg:y="7.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polyline draw:style-name="gr2" draw:text-style-name="P7" xml:id="id65" draw:id="id65" draw:layer="layout" svg:width="5.999cm" svg:height="0cm" svg:x="19cm" svg:y="6.4cm" svg:viewBox="0 0 6000 0" draw:points="0,0 6000,0">
          <text:p/>
        </draw:polyline>
        <draw:polyline draw:style-name="gr2" draw:text-style-name="P7" xml:id="id66" draw:id="id66" draw:layer="layout" svg:width="0cm" svg:height="1.999cm" svg:x="23cm" svg:y="5.4cm" svg:viewBox="0 0 0 2000" draw:points="0,0 0,2000">
          <text:p/>
        </draw:polyline>
        <draw:frame draw:style-name="gr4" draw:text-style-name="P1" xml:id="id67" draw:id="id67" draw:layer="layout" svg:width="0.56cm" svg:height="0.528cm" svg:x="21.6cm" svg:y="5.601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5" draw:text-style-name="P9" xml:id="id68" draw:id="id68" draw:layer="layout" svg:width="2cm" svg:height="1cm" svg:x="23cm" svg:y="6.4cm">
          <draw:text-box>
            <text:p text:style-name="P1"><text:span text:style-name="T4">256</text:span></text:p>
          </draw:text-box>
        </draw:frame>
        <draw:frame draw:style-name="gr4" draw:text-style-name="P1" xml:id="id69" draw:id="id69" draw:layer="layout" svg:width="0.552cm" svg:height="0.528cm" svg:x="21.64cm" svg:y="6.6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polyline draw:style-name="gr2" draw:text-style-name="P7" xml:id="id70" draw:id="id70" draw:layer="layout" svg:width="0cm" svg:height="1.199cm" svg:x="23cm" svg:y="7.4cm" svg:viewBox="0 0 0 1200" draw:points="0,0 0,1200">
          <text:p/>
        </draw:polyline>
        <draw:frame draw:style-name="gr4" draw:text-style-name="P1" xml:id="id71" draw:id="id71" draw:layer="layout" svg:width="0.67cm" svg:height="0.528cm" svg:x="21.6cm" svg:y="7.601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polyline draw:style-name="gr2" draw:text-style-name="P7" xml:id="id72" draw:id="id72" draw:layer="layout" svg:width="5.999cm" svg:height="0cm" svg:x="19cm" svg:y="7.4cm" svg:viewBox="0 0 6000 0" draw:points="0,0 6000,0">
          <text:p/>
        </draw:polyline>
        <draw:frame draw:style-name="gr5" draw:text-style-name="P9" xml:id="id73" draw:id="id73" draw:layer="layout" svg:width="2cm" svg:height="1cm" svg:x="23cm" svg:y="5.4cm">
          <draw:text-box>
            <text:p text:style-name="P1"><text:span text:style-name="T4">16</text:span></text:p>
          </draw:text-box>
        </draw:frame>
        <draw:frame draw:style-name="gr5" draw:text-style-name="P9" xml:id="id74" draw:id="id74" draw:layer="layout" svg:width="2cm" svg:height="1cm" svg:x="23cm" svg:y="7.4cm">
          <draw:text-box>
            <text:p text:style-name="P1"><text:span text:style-name="T4">4096</text:span></text:p>
          </draw:text-box>
        </draw:frame>
        <draw:frame draw:style-name="gr4" draw:text-style-name="P1" xml:id="id80" draw:id="id80" draw:layer="layout" svg:width="5.461cm" svg:height="0.53cm" svg:x="9.389cm" svg:y="8.012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polyline draw:style-name="gr2" draw:text-style-name="P7" xml:id="id75" draw:id="id75" draw:layer="layout" svg:width="0cm" svg:height="1.999cm" svg:x="21cm" svg:y="5.4cm" svg:viewBox="0 0 0 2000" draw:points="0,0 0,2000">
          <text:p/>
        </draw:polyline>
        <draw:frame draw:style-name="gr4" draw:text-style-name="P1" xml:id="id76" draw:id="id76" draw:layer="layout" svg:width="0.759cm" svg:height="0.528cm" svg:x="19.6cm" svg:y="5.601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4" draw:text-style-name="P1" xml:id="id77" draw:id="id77" draw:layer="layout" svg:width="0.763cm" svg:height="0.528cm" svg:x="19.64cm" svg:y="6.6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polyline draw:style-name="gr2" draw:text-style-name="P7" xml:id="id78" draw:id="id78" draw:layer="layout" svg:width="0cm" svg:height="1.199cm" svg:x="21cm" svg:y="7.4cm" svg:viewBox="0 0 0 1200" draw:points="0,0 0,1200">
          <text:p/>
        </draw:polyline>
        <draw:frame draw:style-name="gr4" draw:text-style-name="P1" xml:id="id79" draw:id="id79" draw:layer="layout" svg:width="0.768cm" svg:height="0.528cm" svg:x="19.6cm" svg:y="7.601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text-style-name="P6" draw:layer="layout" svg:width="25.199cm" svg:height="0.996cm" svg:x="1.4cm" svg:y="0.616cm" presentation:class="title">
          <draw:text-box>
            <text:p text:style-name="P10"><text:span text:style-name="T5">Übung 6</text:span> – Zahlensysteme</text:p>
          </draw:text-box>
        </draw:frame>
        <draw:line draw:style-name="gr2" draw:text-style-name="P7" draw:layer="layout" svg:x1="11.2cm" svg:y1="6.4cm" svg:x2="17cm" svg:y2="6.4cm">
          <text:p/>
        </draw:line>
        <draw:line draw:style-name="gr2" draw:text-style-name="P7" draw:layer="layout" svg:x1="12.6cm" svg:y1="5.5cm" svg:x2="12.6cm" svg:y2="7.4cm">
          <text:p/>
        </draw:line>
        <draw:frame draw:style-name="gr8" draw:text-style-name="P11" draw:layer="layout" svg:width="23cm" svg:height="1.741cm" svg:x="2.2cm" svg:y="2.404cm">
          <draw:text-box>
            <text:p><text:span text:style-name="T6">Aufgabe: Octalzahl in Dezimalzahl</text:span></text:p>
          </draw:text-box>
        </draw:frame>
        <draw:frame draw:style-name="gr4" draw:text-style-name="P1" xml:id="id84" draw:id="id84" draw:layer="layout" svg:width="4.224cm" svg:height="0.588cm" svg:x="12.825cm" svg:y="6.612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4" draw:text-style-name="P1" xml:id="id81" draw:id="id81" draw:layer="layout" svg:width="0.768cm" svg:height="0.53cm" svg:x="11.817cm" svg:y="5.8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4" draw:text-style-name="P1" xml:id="id83" draw:id="id83" draw:layer="layout" svg:width="0.983cm" svg:height="0.53cm" svg:x="11.6cm" svg:y="6.62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4" draw:text-style-name="P1" xml:id="id82" draw:id="id82" draw:layer="layout" svg:width="2.778cm" svg:height="0.588cm" svg:x="12.825cm" svg:y="5.812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text-style-name="P6" draw:layer="layout" svg:width="25.199cm" svg:height="0.996cm" svg:x="1.4cm" svg:y="0.616cm" presentation:class="title">
          <draw:text-box>
            <text:p text:style-name="P10"><text:span text:style-name="T5">Übung 7</text:span> – Zahlensysteme</text:p>
          </draw:text-box>
        </draw:frame>
        <draw:line draw:style-name="gr2" draw:text-style-name="P7" draw:layer="layout" svg:x1="11.2cm" svg:y1="6.4cm" svg:x2="17cm" svg:y2="6.4cm">
          <text:p/>
        </draw:line>
        <draw:line draw:style-name="gr2" draw:text-style-name="P7" draw:layer="layout" svg:x1="12.6cm" svg:y1="5.5cm" svg:x2="12.6cm" svg:y2="7.4cm">
          <text:p/>
        </draw:line>
        <draw:frame draw:style-name="gr8" draw:text-style-name="P11" draw:layer="layout" svg:width="23cm" svg:height="1.741cm" svg:x="2.2cm" svg:y="2.404cm">
          <draw:text-box>
            <text:p><text:span text:style-name="T6">Aufgabe: Octalzahl in Dezimalzahl</text:span></text:p>
          </draw:text-box>
        </draw:frame>
        <draw:frame draw:style-name="gr4" draw:text-style-name="P1" xml:id="id88" draw:id="id88" draw:layer="layout" svg:width="4.224cm" svg:height="0.588cm" svg:x="12.825cm" svg:y="6.612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4" draw:text-style-name="P1" xml:id="id85" draw:id="id85" draw:layer="layout" svg:width="0.768cm" svg:height="0.53cm" svg:x="11.817cm" svg:y="5.8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4" draw:text-style-name="P1" xml:id="id87" draw:id="id87" draw:layer="layout" svg:width="0.983cm" svg:height="0.53cm" svg:x="11.6cm" svg:y="6.62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4" draw:text-style-name="P1" xml:id="id86" draw:id="id86" draw:layer="layout" svg:width="2.778cm" svg:height="0.588cm" svg:x="12.825cm" svg:y="5.812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text-style-name="P6" draw:layer="layout" svg:width="25.199cm" svg:height="0.996cm" svg:x="1.4cm" svg:y="0.616cm" presentation:class="title">
          <draw:text-box>
            <text:p text:style-name="P10"><text:span text:style-name="T5">Übung 8</text:span> – Datentypen</text:p>
          </draw:text-box>
        </draw:frame>
        <draw:frame draw:style-name="gr8" draw:text-style-name="P11" draw:layer="layout" svg:width="24cm" svg:height="1.741cm" svg:x="2.2cm" svg:y="2.404cm">
          <draw:text-box>
            <text:p><text:span text:style-name="T6">Aufgabe / Wiederholung: <text:s text:c="2"/>Welchen Wertbereich und Größe haben folgende </text:span></text:p>
            <text:p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Datentypen in Java?</text:span></text:p>
          </draw:text-box>
        </draw:frame>
        <draw:line draw:style-name="gr2" draw:text-style-name="P7" draw:layer="layout" svg:x1="9cm" svg:y1="6.168cm" svg:x2="18.8cm" svg:y2="6.168cm">
          <text:p/>
        </draw:line>
        <draw:line draw:style-name="gr2" draw:text-style-name="P7" draw:layer="layout" svg:x1="11.6cm" svg:y1="4.6cm" svg:x2="11.602cm" svg:y2="11.4cm">
          <text:p/>
        </draw:line>
        <draw:line draw:style-name="gr2" draw:text-style-name="P7" draw:layer="layout" svg:x1="9.001cm" svg:y1="7.616cm" svg:x2="18.801cm" svg:y2="7.616cm">
          <text:p/>
        </draw:line>
        <draw:line draw:style-name="gr2" draw:text-style-name="P7" draw:layer="layout" svg:x1="9.001cm" svg:y1="8.416cm" svg:x2="18.801cm" svg:y2="8.416cm">
          <text:p/>
        </draw:line>
        <draw:frame draw:style-name="gr10" draw:text-style-name="P9" draw:layer="layout" svg:width="2.601cm" svg:height="0.8cm" svg:x="9cm" svg:y="6.816cm">
          <draw:text-box>
            <text:p xml:id="id98" text:id="id98" text:style-name="P1"><text:span text:style-name="T4">short</text:span></text:p>
          </draw:text-box>
        </draw:frame>
        <draw:frame draw:style-name="gr10" draw:text-style-name="P9" draw:layer="layout" svg:width="2.601cm" svg:height="0.8cm" svg:x="9cm" svg:y="7.616cm">
          <draw:text-box>
            <text:p xml:id="id101" text:id="id101" text:style-name="P1"><text:span text:style-name="T4">int</text:span></text:p>
          </draw:text-box>
        </draw:frame>
        <draw:frame draw:style-name="gr10" draw:text-style-name="P9" draw:layer="layout" svg:width="2.601cm" svg:height="0.8cm" svg:x="9cm" svg:y="8.416cm">
          <draw:text-box>
            <text:p xml:id="id104" text:id="id104" text:style-name="P1"><text:span text:style-name="T4">long</text:span></text:p>
          </draw:text-box>
        </draw:frame>
        <draw:line draw:style-name="gr2" draw:text-style-name="P7" draw:layer="layout" svg:x1="15.801cm" svg:y1="4.6cm" svg:x2="15.8cm" svg:y2="11.4cm">
          <text:p/>
        </draw:line>
        <draw:frame draw:style-name="gr11" draw:text-style-name="P9" draw:layer="layout" svg:width="4.198cm" svg:height="0.747cm" svg:x="11.602cm" svg:y="6.914cm">
          <draw:text-box>
            <text:p xml:id="id99" text:id="id99" text:style-name="P1"><text:span text:style-name="T4">16 bit / 2 Byte</text:span></text:p>
          </draw:text-box>
        </draw:frame>
        <draw:line draw:style-name="gr2" draw:text-style-name="P7" draw:layer="layout" svg:x1="9.002cm" svg:y1="6.959cm" svg:x2="18.802cm" svg:y2="6.959cm">
          <text:p/>
        </draw:line>
        <draw:frame draw:style-name="gr4" draw:text-style-name="P1" xml:id="id97" draw:id="id97" draw:layer="layout" svg:width="2.436cm" svg:height="0.47cm" svg:x="16.001cm" svg:y="6.3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12" draw:text-style-name="P9" draw:layer="layout" svg:width="2.601cm" svg:height="0.791cm" svg:x="9.001cm" svg:y="6.168cm">
          <draw:text-box>
            <text:p xml:id="id95" text:id="id95" text:style-name="P1"><text:span text:style-name="T4">byte</text:span></text:p>
          </draw:text-box>
        </draw:frame>
        <draw:frame draw:style-name="gr12" draw:text-style-name="P9" draw:layer="layout" svg:width="4.198cm" svg:height="0.791cm" svg:x="11.603cm" svg:y="6.168cm">
          <draw:text-box>
            <text:p xml:id="id96" text:id="id96" text:style-name="P1"><text:span text:style-name="T4">8 bit / 1 Byte</text:span></text:p>
          </draw:text-box>
        </draw:frame>
        <draw:frame draw:style-name="gr12" draw:text-style-name="P9" xml:id="id92" draw:id="id92" draw:layer="layout" svg:width="2.601cm" svg:height="0.791cm" svg:x="9.002cm" svg:y="5.4cm">
          <draw:text-box>
            <text:p text:style-name="P1"><text:span text:style-name="T4">char</text:span></text:p>
          </draw:text-box>
        </draw:frame>
        <draw:frame draw:style-name="gr12" draw:text-style-name="P9" xml:id="id93" draw:id="id93" draw:layer="layout" svg:width="4.198cm" svg:height="0.791cm" svg:x="11.603cm" svg:y="5.4cm">
          <draw:text-box>
            <text:p text:style-name="P1"><text:span text:style-name="T4">16 bit / 2 Byte</text:span></text:p>
          </draw:text-box>
        </draw:frame>
        <draw:line draw:style-name="gr2" draw:text-style-name="P7" draw:layer="layout" svg:x1="9cm" svg:y1="5.4cm" svg:x2="18.8cm" svg:y2="5.4cm">
          <text:p/>
        </draw:line>
        <draw:frame draw:style-name="gr12" draw:text-style-name="P9" draw:layer="layout" svg:width="2.601cm" svg:height="0.791cm" svg:x="9.003cm" svg:y="4.61cm">
          <draw:text-box>
            <text:p xml:id="id89" text:id="id89" text:style-name="P1"><text:span text:style-name="T4">boolean</text:span></text:p>
          </draw:text-box>
        </draw:frame>
        <draw:frame draw:style-name="gr12" draw:text-style-name="P9" draw:layer="layout" svg:width="4.198cm" svg:height="0.791cm" svg:x="11.603cm" svg:y="4.6cm">
          <draw:text-box>
            <text:p xml:id="id90" text:id="id90" text:style-name="P1"><text:span text:style-name="T4">1 bit</text:span></text:p>
          </draw:text-box>
        </draw:frame>
        <draw:frame draw:style-name="gr4" draw:text-style-name="P1" xml:id="id91" draw:id="id91" draw:layer="layout" svg:width="1.913cm" svg:height="0.47cm" svg:x="16cm" svg:y="4.8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13" draw:text-style-name="P9" xml:id="id94" draw:id="id94" draw:layer="layout" svg:width="4.2cm" svg:height="0.768cm" svg:x="15.8cm" svg:y="5.4cm">
          <draw:text-box>
            <text:p text:style-name="P1"><text:span text:style-name="T4">Unicode-Zeichen</text:span></text:p>
          </draw:text-box>
        </draw:frame>
        <draw:frame draw:style-name="gr10" draw:text-style-name="P9" draw:layer="layout" svg:width="4.198cm" svg:height="0.8cm" svg:x="11.602cm" svg:y="7.616cm">
          <draw:text-box>
            <text:p xml:id="id102" text:id="id102" text:style-name="P1"><text:span text:style-name="T4">32 bit / 4 Byte</text:span></text:p>
          </draw:text-box>
        </draw:frame>
        <draw:frame draw:style-name="gr10" draw:text-style-name="P9" draw:layer="layout" svg:width="4.198cm" svg:height="0.8cm" svg:x="11.602cm" svg:y="8.416cm">
          <draw:text-box>
            <text:p xml:id="id105" text:id="id105" text:style-name="P1"><text:span text:style-name="T4">64 bit / 8 Byte</text:span></text:p>
          </draw:text-box>
        </draw:frame>
        <draw:line draw:style-name="gr2" draw:text-style-name="P7" draw:layer="layout" svg:x1="9.001cm" svg:y1="9.8cm" svg:x2="18.801cm" svg:y2="9.8cm">
          <text:p/>
        </draw:line>
        <draw:line draw:style-name="gr2" draw:text-style-name="P7" draw:layer="layout" svg:x1="9.001cm" svg:y1="10.6cm" svg:x2="18.801cm" svg:y2="10.6cm">
          <text:p/>
        </draw:line>
        <draw:frame draw:style-name="gr10" draw:text-style-name="P9" draw:layer="layout" svg:width="2.601cm" svg:height="0.8cm" svg:x="9cm" svg:y="9.8cm">
          <draw:text-box>
            <text:p xml:id="id110" text:id="id110" text:style-name="P1"><text:span text:style-name="T4">double</text:span></text:p>
          </draw:text-box>
        </draw:frame>
        <draw:frame draw:style-name="gr10" draw:text-style-name="P9" draw:layer="layout" svg:width="2.601cm" svg:height="0.8cm" svg:x="9cm" svg:y="10.6cm">
          <draw:text-box>
            <text:p xml:id="id113" text:id="id113" text:style-name="P1"><text:span text:style-name="T4">String</text:span></text:p>
          </draw:text-box>
        </draw:frame>
        <draw:frame draw:style-name="gr11" draw:text-style-name="P9" draw:layer="layout" svg:width="4.2cm" svg:height="0.747cm" svg:x="15.798cm" svg:y="9.8cm">
          <draw:text-box>
            <text:p xml:id="id112" text:id="id112" text:style-name="P1"><text:span text:style-name="T4">Gleitkommazahlen</text:span></text:p>
          </draw:text-box>
        </draw:frame>
        <draw:line draw:style-name="gr2" draw:text-style-name="P7" draw:layer="layout" svg:x1="9.002cm" svg:y1="9.143cm" svg:x2="18.802cm" svg:y2="9.143cm">
          <text:p/>
        </draw:line>
        <draw:frame draw:style-name="gr10" draw:text-style-name="P9" draw:layer="layout" svg:width="4.198cm" svg:height="0.8cm" svg:x="11.602cm" svg:y="9.8cm">
          <draw:text-box>
            <text:p xml:id="id111" text:id="id111" text:style-name="P1"><text:span text:style-name="T4">64 bit / 8 Byte</text:span></text:p>
          </draw:text-box>
        </draw:frame>
        <draw:frame draw:style-name="gr10" draw:text-style-name="P9" draw:layer="layout" svg:width="4.198cm" svg:height="0.8cm" svg:x="11.602cm" svg:y="10.6cm">
          <draw:text-box>
            <text:p xml:id="id114" text:id="id114" text:style-name="P1"><text:span text:style-name="T4">-</text:span></text:p>
          </draw:text-box>
        </draw:frame>
        <draw:frame draw:style-name="gr11" draw:text-style-name="P9" draw:layer="layout" svg:width="2.601cm" svg:height="0.747cm" svg:x="8.999cm" svg:y="9.098cm">
          <draw:text-box>
            <text:p xml:id="id107" text:id="id107" text:style-name="P1"><text:span text:style-name="T4">float</text:span></text:p>
          </draw:text-box>
        </draw:frame>
        <draw:frame draw:style-name="gr4" draw:text-style-name="P1" xml:id="id100" draw:id="id100" draw:layer="layout" svg:width="3.291cm" svg:height="0.47cm" svg:x="15.964cm" svg:y="7.146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4" draw:text-style-name="P1" xml:id="id103" draw:id="id103" draw:layer="layout" svg:width="2.664cm" svg:height="0.528cm" svg:x="16cm" svg:y="7.8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4" draw:text-style-name="P1" xml:id="id106" draw:id="id106" draw:layer="layout" svg:width="2.674cm" svg:height="0.528cm" svg:x="16cm" svg:y="8.53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11" draw:text-style-name="P9" draw:layer="layout" svg:width="4.198cm" svg:height="0.747cm" svg:x="11.6cm" svg:y="9.076cm">
          <draw:text-box>
            <text:p xml:id="id108" text:id="id108" text:style-name="P1"><text:span text:style-name="T4">32 bit / 4 Byte</text:span></text:p>
          </draw:text-box>
        </draw:frame>
        <draw:frame draw:style-name="gr10" draw:text-style-name="P9" draw:layer="layout" svg:width="2.998cm" svg:height="0.8cm" svg:x="15.802cm" svg:y="10.6cm">
          <draw:text-box>
            <text:p xml:id="id115" text:id="id115" text:style-name="P1"><text:span text:style-name="T4">Text</text:span></text:p>
          </draw:text-box>
        </draw:frame>
        <draw:frame draw:style-name="gr11" draw:text-style-name="P9" draw:layer="layout" svg:width="4.2cm" svg:height="0.747cm" svg:x="15.798cm" svg:y="9.143cm">
          <draw:text-box>
            <text:p xml:id="id109" text:id="id109" text:style-name="P1"><text:span text:style-name="T4">Gleitkommazahle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8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9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1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2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3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4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5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6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7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8">
                  <anim:set smil:begin="0s" smil:dur="0.001s" smil:fill="hold" smil:targetElement="id1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text-style-name="P6" draw:layer="layout" svg:width="25.199cm" svg:height="0.996cm" svg:x="1.4cm" svg:y="0.616cm" presentation:class="title">
          <draw:text-box>
            <text:p text:style-name="P10"><text:span text:style-name="T5">Übung 8</text:span> – Datentypen</text:p>
          </draw:text-box>
        </draw:frame>
        <draw:frame draw:style-name="gr14" draw:text-style-name="P11" draw:layer="layout" svg:width="23cm" svg:height="3.231cm" svg:x="2.2cm" svg:y="2.404cm">
          <draw:text-box>
            <text:p><text:span text:style-name="T6">Aufgabe: Du möchtest die Entfernung der Erde zum/zur </text:span><text:span text:style-name="T6"><text:line-break/></text:span><text:span text:style-name="T6"><text:tab/></text:span><text:span text:style-name="T6"><text:tab/></text:span><text:span text:style-name="T6"> </text:span><text:span text:style-name="T6"><text:tab/></text:span><text:span text:style-name="T6">a) Mond</text:span><text:span text:style-name="T6"><text:line-break/></text:span><text:span text:style-name="T6"><text:tab/></text:span><text:span text:style-name="T6"><text:tab/></text:span><text:span text:style-name="T6"> </text:span><text:span text:style-name="T6"><text:tab/></text:span><text:span text:style-name="T6">b) Sonne</text:span></text:p>
            <text:p><text:span text:style-name="T6"><text:tab/></text:span><text:span text:style-name="T6"><text:tab/></text:span><text:span text:style-name="T6"> </text:span><text:span text:style-name="T6">in „ganzen“ Metern abspeichern. Welche Datentypen sind möglich?</text:span></text:p>
          </draw:text-box>
        </draw:frame>
        <draw:frame draw:style-name="gr15" draw:text-style-name="P12" draw:layer="layout" svg:width="5.4cm" svg:height="0.747cm" svg:x="7.2cm" svg:y="6.8cm">
          <draw:text-box>
            <text:p xml:id="id116" text:id="id116"><text:span text:style-name="T4">a) Erde ↔ Mond</text:span></text:p>
          </draw:text-box>
        </draw:frame>
        <draw:frame draw:style-name="gr15" draw:text-style-name="P13" draw:layer="layout" svg:width="3.4cm" svg:height="0.747cm" svg:x="7.4cm" svg:y="7.4cm">
          <draw:text-box>
            <text:p xml:id="id117" text:id="id117"><text:span text:style-name="T7">ca. 384.000 m</text:span></text:p>
          </draw:text-box>
        </draw:frame>
        <draw:frame draw:style-name="gr16" draw:text-style-name="P13" draw:layer="layout" svg:width="3.4cm" svg:height="2.235cm" svg:x="7.8cm" svg:y="8.2cm">
          <draw:text-box>
            <text:list text:style-name="L1">
              <text:list-item>
                <text:p xml:id="id118" text:id="id118"><text:span text:style-name="T7">int</text:span></text:p>
              </text:list-item>
              <text:list-item>
                <text:p xml:id="id119" text:id="id119"><text:span text:style-name="T7">long</text:span></text:p>
              </text:list-item>
              <text:list-item>
                <text:p xml:id="id120" text:id="id120"><text:span text:style-name="T7">float</text:span></text:p>
              </text:list-item>
              <text:list-item>
                <text:p xml:id="id121" text:id="id121"><text:span text:style-name="T7">double</text:span></text:p>
              </text:list-item>
            </text:list>
          </draw:text-box>
        </draw:frame>
        <draw:frame draw:style-name="gr15" draw:text-style-name="P12" draw:layer="layout" svg:width="5.4cm" svg:height="0.747cm" svg:x="12.8cm" svg:y="6.8cm">
          <draw:text-box>
            <text:p xml:id="id122" text:id="id122"><text:span text:style-name="T4">b) Erde ↔ Sonne</text:span></text:p>
          </draw:text-box>
        </draw:frame>
        <draw:frame draw:style-name="gr15" draw:text-style-name="P13" draw:layer="layout" svg:width="5cm" svg:height="0.747cm" svg:x="13cm" svg:y="7.453cm">
          <draw:text-box>
            <text:p xml:id="id123" text:id="id123"><text:span text:style-name="T7">ca. 150.000.000.000 m</text:span></text:p>
          </draw:text-box>
        </draw:frame>
        <draw:frame draw:style-name="gr17" draw:text-style-name="P13" draw:layer="layout" svg:width="3.4cm" svg:height="1.739cm" svg:x="13cm" svg:y="8.2cm">
          <draw:text-box>
            <text:list text:style-name="L1">
              <text:list-item>
                <text:p xml:id="id124" text:id="id124"><text:span text:style-name="T7">long</text:span></text:p>
              </text:list-item>
              <text:list-item>
                <text:p xml:id="id125" text:id="id125"><text:span text:style-name="T7">float</text:span></text:p>
              </text:list-item>
              <text:list-item>
                <text:p xml:id="id126" text:id="id126"><text:span text:style-name="T7">doubl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text-style-name="P6" draw:layer="layout" svg:width="25.199cm" svg:height="0.996cm" svg:x="1.4cm" svg:y="0.616cm" presentation:class="title">
          <draw:text-box>
            <text:p text:style-name="P10"><text:span text:style-name="T5">Übung 9</text:span> – Datentypen</text:p>
          </draw:text-box>
        </draw:frame>
        <draw:frame draw:style-name="gr3" draw:text-style-name="P11" draw:layer="layout" svg:width="23cm" svg:height="0.996cm" svg:x="2.2cm" svg:y="2.404cm">
          <draw:text-box>
            <text:p><text:span text:style-name="T6">Aufgabe: Welche Datentypen könnten für folgendes verwendet werden:</text:span></text:p>
          </draw:text-box>
        </draw:frame>
        <draw:frame draw:style-name="gr18" draw:text-style-name="P15" draw:layer="layout" svg:width="6cm" svg:height="7.115cm" svg:x="5cm" svg:y="3.6cm">
          <draw:text-box>
            <text:p xml:id="id127" text:id="id127" text:style-name="P14"><text:span text:style-name="T8">5 </text:span></text:p>
            <text:p xml:id="id129" text:id="id129" text:style-name="P14"><text:span text:style-name="T8">128 </text:span></text:p>
            <text:p xml:id="id131" text:id="id131" text:style-name="P14"><text:span text:style-name="T8">´a´</text:span></text:p>
            <text:p xml:id="id133" text:id="id133" text:style-name="P14"><text:span text:style-name="T8">781</text:span></text:p>
            <text:p xml:id="id135" text:id="id135" text:style-name="P14"><text:span text:style-name="T8">"grün"</text:span></text:p>
            <text:p xml:id="id137" text:id="id137" text:style-name="P14"><text:span text:style-name="T8">"19 Prozent"</text:span></text:p>
            <text:p xml:id="id139" text:id="id139" text:style-name="P14"><text:span text:style-name="T8">true</text:span></text:p>
            <text:p xml:id="id141" text:id="id141" text:style-name="P14"><text:span text:style-name="T8">9.999.199,3</text:span></text:p>
            <text:p xml:id="id143" text:id="id143" text:style-name="P14"><text:span text:style-name="T8">9.283.847.762.773,31223 </text:span></text:p>
          </draw:text-box>
        </draw:frame>
        <draw:frame draw:style-name="gr19" draw:text-style-name="P17" draw:layer="layout" svg:width="9.2cm" svg:height="7.115cm" svg:x="10.8cm" svg:y="3.6cm">
          <draw:text-box>
            <text:list text:style-name="L2">
              <text:list-item>
                <text:p xml:id="id128" text:id="id128" text:style-name="P16"><text:span text:style-name="T8">byte, short, int, long, float, double</text:span></text:p>
              </text:list-item>
              <text:list-item>
                <text:p xml:id="id130" text:id="id130" text:style-name="P16"><text:span text:style-name="T8">short, int, long, float, double</text:span></text:p>
              </text:list-item>
              <text:list-item>
                <text:p xml:id="id132" text:id="id132" text:style-name="P16"><text:span text:style-name="T8">char</text:span></text:p>
              </text:list-item>
              <text:list-item>
                <text:p xml:id="id134" text:id="id134" text:style-name="P16"><text:span text:style-name="T8">short, int, long, float, double</text:span></text:p>
              </text:list-item>
              <text:list-item>
                <text:p xml:id="id136" text:id="id136" text:style-name="P16"><text:span text:style-name="T8">String</text:span></text:p>
              </text:list-item>
              <text:list-item>
                <text:p xml:id="id138" text:id="id138" text:style-name="P16"><text:span text:style-name="T8">String</text:span></text:p>
              </text:list-item>
              <text:list-item>
                <text:p xml:id="id140" text:id="id140" text:style-name="P16"><text:span text:style-name="T8"><text:s/></text:span><text:span text:style-name="T8">boolean</text:span></text:p>
              </text:list-item>
              <text:list-item>
                <text:p xml:id="id142" text:id="id142" text:style-name="P16"><text:span text:style-name="T8">float, double</text:span></text:p>
              </text:list-item>
              <text:list-item>
                <text:p xml:id="id144" text:id="id144" text:style-name="P16"><text:span text:style-name="T8">float, doubl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draw:frame presentation:style-name="pr1" draw:text-style-name="P2" draw:layer="layout" svg:width="25.199cm" svg:height="1.487cm" svg:x="1.401cm" svg:y="5.5cm" presentation:class="title" presentation:user-transformed="true">
          <draw:text-box>
            <text:p text:style-name="P1"><text:span text:style-name="T1">End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Roboto" svg:font-family="Roboto" style:font-pitch="variable"/>
    <style:font-face style:name="Roboto Black" svg:font-family="'Roboto Black'" style:font-pitch="variable"/>
    <style:font-face style:name="Roboto Medium" svg:font-family="'Roboto Medium'" style:font-pitch="variable"/>
    <style:font-face style:name="Roboto:onum" svg:font-family="Roboto:onu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 Medium1" svg:font-family="'Roboto Medium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d9232f" style:text-outline="false" style:text-line-through-style="none" style:text-line-through-type="none" style:font-name="Roboto Medium" fo:font-family="'Roboto Medium'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497cm"/>
      <style:paragraph-properties style:writing-mode="lr-tb"/>
    </style:style>
    <style:style style:name="Mpr1" style:family="presentation" style:parent-style-name="Standard-backgroundobjects">
      <style:graphic-properties draw:stroke="none" draw:fill="solid" draw:fill-color="#000000" draw:textarea-vertical-align="bottom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style:font-name="Roboto Medium" fo:font-size="14pt" fo:background-color="#000000" style:font-size-asian="14pt" style:font-size-complex="14pt"/>
    </style:style>
    <style:style style:name="MP6" style:family="paragraph">
      <loext:graphic-properties draw:fill="solid" draw:fill-color="#000000"/>
      <style:paragraph-properties fo:text-align="center" style:writing-mode="lr-tb"/>
      <style:text-properties style:font-name="Roboto Medium" fo:font-size="14pt" fo:background-color="#000000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Roboto" fo:font-size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dcc70" style:font-name="Roboto Medium" fo:font-size="14pt" fo:background-color="#000000" style:font-size-asian="14pt" style:font-size-complex="14pt"/>
    </style:style>
    <style:style style:name="MT3" style:family="text">
      <style:text-properties style:font-name="Roboto Medium" fo:font-size="14pt" fo:background-color="#000000" style:font-size-asian="14pt" style:font-size-complex="14pt"/>
    </style:style>
    <style:style style:name="MT4" style:family="text">
      <style:text-properties fo:color="#d9232f" style:font-name="Roboto Medium" fo:font-size="14pt" fo:background-color="#000000" style:font-size-asian="14pt" style:font-size-complex="14pt"/>
    </style:style>
    <style:style style:name="MT5" style:family="text">
      <style:text-properties style:font-name="Roboto" fo:font-size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 draw:display="none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0.972cm" svg:x="1.4cm" svg:y="0.628cm" presentation:class="title" presentation:placeholder="true">
        <draw:text-box/>
      </draw:frame>
      <draw:frame presentation:style-name="Standard-outline1" draw:layer="backgroundobjects" svg:width="25.199cm" svg:height="8.715cm" svg:x="1.401cm" svg:y="2.285cm" presentation:class="outline" presentation:placeholder="true">
        <draw:text-box/>
      </draw:frame>
      <draw:frame presentation:style-name="Mpr1" draw:text-style-name="MP6" draw:layer="backgroundobjects" svg:width="6cm" svg:height="3.635cm" svg:x="0.8cm" svg:y="11.5cm" presentation:class="footer">
        <draw:text-box>
          <text:p text:style-name="MP5"><text:span text:style-name="MT2">The GAME</text:span><text:span text:style-name="MT3"> </text:span><text:span text:style-name="MT4">Engineers</text:span></text:p>
        </draw:text-box>
      </draw:frame>
      <draw:frame draw:style-name="Mgr3" draw:text-style-name="MP7" draw:layer="backgroundobjects" svg:width="3cm" svg:height="3cm" svg:x="0.8cm" svg:y="11.5cm">
        <draw:image xlink:href="Pictures/1000000000000280000002801334D96CC3656A58.png" xlink:type="simple" xlink:show="embed" xlink:actuate="onLoad" loext:mime-type="image/png">
          <text:p/>
        </draw:image>
      </draw:frame>
      <draw:frame draw:style-name="Mgr3" draw:text-style-name="MP7" draw:layer="backgroundobjects" svg:width="3cm" svg:height="3cm" svg:x="3.8cm" svg:y="11.5cm">
        <draw:image xlink:href="Pictures/100000000000028000000280F2D884E309F449A8.png" xlink:type="simple" xlink:show="embed" xlink:actuate="onLoad" loext:mime-type="image/png">
          <text:p/>
        </draw:image>
      </draw:frame>
      <draw:frame draw:style-name="Mgr4" draw:text-style-name="MP9" draw:layer="backgroundobjects" svg:width="3.8cm" svg:height="0.747cm" svg:x="23.8cm" svg:y="14.5cm">
        <draw:text-box>
          <text:p text:style-name="MP8"><text:span text:style-name="MT5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Niklas Birk</meta:initial-creator>
    <meta:creation-date>2020-04-25T12:46:02.507000000</meta:creation-date>
    <dc:date>2020-05-16T17:11:23.301000000</dc:date>
    <dc:creator>Niklas Birk</dc:creator>
    <meta:editing-duration>PT5H7M15S</meta:editing-duration>
    <meta:editing-cycles>148</meta:editing-cycles>
    <meta:generator>LibreOffice/6.4.3.2$Windows_X86_64 LibreOffice_project/747b5d0ebf89f41c860ec2a39efd7cb15b54f2d8</meta:generator>
    <meta:document-statistic meta:object-count="250"/>
  </office:meta>
</office:document-meta>
</file>

<file path=Object 1/content.xml><?xml version="1.0" encoding="utf-8"?>
<math xmlns="http://www.w3.org/1998/Math/MathML" display="block">
  <semantics>
    <msup>
      <mn>2</mn>
      <mn>0</mn>
    </msup>
    <annotation encoding="StarMath 5.0">2^0</annotation>
  </semantics>
</math>
</file>

<file path=Object 10/content.xml><?xml version="1.0" encoding="utf-8"?>
<math xmlns="http://www.w3.org/1998/Math/MathML" display="block">
  <semantics>
    <msup>
      <mn>2</mn>
      <mn>9</mn>
    </msup>
    <annotation encoding="StarMath 5.0">2^9</annotation>
  </semantics>
</math>
</file>

<file path=Object 11/content.xml><?xml version="1.0" encoding="utf-8"?>
<math xmlns="http://www.w3.org/1998/Math/MathML" display="block">
  <semantics>
    <msup>
      <mn>2</mn>
      <mn>10</mn>
    </msup>
    <annotation encoding="StarMath 5.0">2^10
</annotation>
  </semantics>
</math>
</file>

<file path=Object 12/content.xml><?xml version="1.0" encoding="utf-8"?>
<math xmlns="http://www.w3.org/1998/Math/MathML" display="block">
  <semantics>
    <msup>
      <mn>2</mn>
      <mn>11</mn>
    </msup>
    <annotation encoding="StarMath 5.0">2^11
</annotation>
  </semantics>
</math>
</file>

<file path=Object 13/content.xml><?xml version="1.0" encoding="utf-8"?>
<math xmlns="http://www.w3.org/1998/Math/MathML" display="block">
  <semantics>
    <msup>
      <mn>2</mn>
      <mn>12</mn>
    </msup>
    <annotation encoding="StarMath 5.0">2^12</annotation>
  </semantics>
</math>
</file>

<file path=Object 14/content.xml><?xml version="1.0" encoding="utf-8"?>
<math xmlns="http://www.w3.org/1998/Math/MathML" display="block">
  <semantics>
    <msup>
      <mn>2</mn>
      <mn>13</mn>
    </msup>
    <annotation encoding="StarMath 5.0">2^13</annotation>
  </semantics>
</math>
</file>

<file path=Object 15/content.xml><?xml version="1.0" encoding="utf-8"?>
<math xmlns="http://www.w3.org/1998/Math/MathML" display="block">
  <semantics>
    <msup>
      <mn>2</mn>
      <mn>14</mn>
    </msup>
    <annotation encoding="StarMath 5.0">2^14</annotation>
  </semantics>
</math>
</file>

<file path=Object 16/content.xml><?xml version="1.0" encoding="utf-8"?>
<math xmlns="http://www.w3.org/1998/Math/MathML" display="block">
  <semantics>
    <msup>
      <mn>2</mn>
      <mn>15</mn>
    </msup>
    <annotation encoding="StarMath 5.0">2^15</annotation>
  </semantics>
</math>
</file>

<file path=Object 17/content.xml><?xml version="1.0" encoding="utf-8"?>
<math xmlns="http://www.w3.org/1998/Math/MathML" display="block">
  <semantics>
    <msup>
      <mn>2</mn>
      <mn>16</mn>
    </msup>
    <annotation encoding="StarMath 5.0">2^16</annotation>
  </semantics>
</math>
</file>

<file path=Object 18/content.xml><?xml version="1.0" encoding="utf-8"?>
<math xmlns="http://www.w3.org/1998/Math/MathML" display="block">
  <semantics>
    <mrow>
      <mrow>
        <mrow>
          <mn>1</mn>
          <mo stretchy="false">⋅</mo>
          <msup>
            <mn>2</mn>
            <mn>3</mn>
          </msup>
        </mrow>
        <mo stretchy="false">+</mo>
        <mrow>
          <mn>1</mn>
          <mo stretchy="false">⋅</mo>
          <msup>
            <mn>2</mn>
            <mn>2</mn>
          </msup>
        </mrow>
        <mo stretchy="false">+</mo>
        <mrow>
          <mn>0</mn>
          <mo stretchy="false">⋅</mo>
          <msup>
            <mn>2</mn>
            <mn>1</mn>
          </msup>
        </mrow>
        <mo stretchy="false">+</mo>
        <mrow>
          <mn>1</mn>
          <mo stretchy="false">⋅</mo>
          <msup>
            <mn>2</mn>
            <mn>0</mn>
          </msup>
        </mrow>
      </mrow>
      <mo stretchy="false">=</mo>
      <msub>
        <mn>13</mn>
        <mn>10</mn>
      </msub>
    </mrow>
    <annotation encoding="StarMath 5.0">1 cdot 2^3 + 1 cdot 2^2 + 0 cdot 2^1 + 1 cdot 2^0 = 13_{10}</annotation>
  </semantics>
</math>
</file>

<file path=Object 19/content.xml><?xml version="1.0" encoding="utf-8"?>
<math xmlns="http://www.w3.org/1998/Math/MathML" display="block">
  <semantics>
    <msub>
      <mn>1</mn>
      <mn>2</mn>
    </msub>
    <annotation encoding="StarMath 5.0">1_{2}</annotation>
  </semantics>
</math>
</file>

<file path=Object 2/content.xml><?xml version="1.0" encoding="utf-8"?>
<math xmlns="http://www.w3.org/1998/Math/MathML" display="block">
  <semantics>
    <msup>
      <mn>2</mn>
      <mn>1</mn>
    </msup>
    <annotation encoding="StarMath 5.0">2^1</annotation>
  </semantics>
</math>
</file>

<file path=Object 20/content.xml><?xml version="1.0" encoding="utf-8"?>
<math xmlns="http://www.w3.org/1998/Math/MathML" display="block">
  <semantics>
    <msub>
      <mn>1101</mn>
      <mn>2</mn>
    </msub>
    <annotation encoding="StarMath 5.0">1101_{2}</annotation>
  </semantics>
</math>
</file>

<file path=Object 21/content.xml><?xml version="1.0" encoding="utf-8"?>
<math xmlns="http://www.w3.org/1998/Math/MathML" display="block">
  <semantics>
    <mrow>
      <mrow>
        <mn>1</mn>
        <mo stretchy="false">⋅</mo>
        <msup>
          <mn>2</mn>
          <mn>0</mn>
        </msup>
      </mrow>
      <mo stretchy="false">=</mo>
      <msub>
        <mn>1</mn>
        <mn>10</mn>
      </msub>
    </mrow>
    <annotation encoding="StarMath 5.0">1 cdot 2^0 = 1_{10}</annotation>
  </semantics>
</math>
</file>

<file path=Object 22/content.xml><?xml version="1.0" encoding="utf-8"?>
<math xmlns="http://www.w3.org/1998/Math/MathML" display="block">
  <semantics>
    <mrow>
      <mn>10</mn>
      <msub>
        <mn>1101</mn>
        <mn>2</mn>
      </msub>
    </mrow>
    <annotation encoding="StarMath 5.0">10 1101_{2}</annotation>
  </semantics>
</math>
</file>

<file path=Object 23/content.xml><?xml version="1.0" encoding="utf-8"?>
<math xmlns="http://www.w3.org/1998/Math/MathML" display="block">
  <semantics>
    <mrow>
      <mrow>
        <mrow>
          <mn>1</mn>
          <mo stretchy="false">⋅</mo>
          <msup>
            <mn>2</mn>
            <mn>5</mn>
          </msup>
        </mrow>
        <mo stretchy="false">+</mo>
        <mrow>
          <mn>0</mn>
          <mo stretchy="false">⋅</mo>
          <msup>
            <mn>2</mn>
            <mn>4</mn>
          </msup>
        </mrow>
        <mo stretchy="false">+</mo>
        <mrow>
          <mn>1</mn>
          <mo stretchy="false">⋅</mo>
          <msup>
            <mn>2</mn>
            <mn>3</mn>
          </msup>
        </mrow>
        <mo stretchy="false">+</mo>
        <mrow>
          <mn>1</mn>
          <mo stretchy="false">⋅</mo>
          <msup>
            <mn>2</mn>
            <mn>2</mn>
          </msup>
        </mrow>
        <mo stretchy="false">+</mo>
        <mrow>
          <mn>0</mn>
          <mo stretchy="false">⋅</mo>
          <msup>
            <mn>2</mn>
            <mn>1</mn>
          </msup>
        </mrow>
        <mo stretchy="false">+</mo>
        <mrow>
          <mn>1</mn>
          <mo stretchy="false">⋅</mo>
          <msup>
            <mn>2</mn>
            <mn>0</mn>
          </msup>
        </mrow>
      </mrow>
      <mo stretchy="false">=</mo>
      <msub>
        <mn>45</mn>
        <mn>10</mn>
      </msub>
    </mrow>
    <annotation encoding="StarMath 5.0">1 cdot 2^5 + 0 cdot 2^4 + 1 cdot 2^3 + 1 cdot 2^2 + 0 cdot 2^1 + 1 cdot 2^0 = 45_{10}</annotation>
  </semantics>
</math>
</file>

<file path=Object 24/content.xml><?xml version="1.0" encoding="utf-8"?>
<math xmlns="http://www.w3.org/1998/Math/MathML" display="block">
  <semantics>
    <mrow>
      <mn>1101</mn>
      <mn>1010</mn>
      <msub>
        <mn>1101</mn>
        <mn>2</mn>
      </msub>
    </mrow>
    <annotation encoding="StarMath 5.0">1101 1010 1101_{2}</annotation>
  </semantics>
</math>
</file>

<file path=Object 25/content.xml><?xml version="1.0" encoding="utf-8"?>
<math xmlns="http://www.w3.org/1998/Math/MathML" display="block">
  <semantics>
    <mrow>
      <msup>
        <mn>2</mn>
        <mn>11</mn>
      </msup>
      <mo stretchy="false">+</mo>
      <msup>
        <mn>2</mn>
        <mn>10</mn>
      </msup>
      <mo stretchy="false">+</mo>
      <msup>
        <mn>2</mn>
        <mn>8</mn>
      </msup>
      <mo stretchy="false">+</mo>
      <msup>
        <mn>2</mn>
        <mn>7</mn>
      </msup>
      <mo stretchy="false">+</mo>
      <msup>
        <mn>2</mn>
        <mn>5</mn>
      </msup>
      <mo stretchy="false">+</mo>
      <msup>
        <mn>2</mn>
        <mn>3</mn>
      </msup>
      <mo stretchy="false">+</mo>
      <msup>
        <mn>2</mn>
        <mn>2</mn>
      </msup>
      <mo stretchy="false">+</mo>
      <msup>
        <mn>2</mn>
        <mn>0</mn>
      </msup>
    </mrow>
    <annotation encoding="StarMath 5.0">2^11 + 2^10 + 2^8 + 2^7 + 2^5 + 2^3 + 2^2 + 2^0</annotation>
  </semantics>
</math>
</file>

<file path=Object 26/content.xml><?xml version="1.0" encoding="utf-8"?>
<math xmlns="http://www.w3.org/1998/Math/MathML" display="block">
  <semantics>
    <mrow>
      <mrow>
        <mn>2048</mn>
        <mo stretchy="false">+</mo>
        <mn>1024</mn>
        <mo stretchy="false">+</mo>
        <mn>256</mn>
        <mo stretchy="false">+</mo>
        <mn>128</mn>
        <mo stretchy="false">+</mo>
        <mn>32</mn>
        <mo stretchy="false">+</mo>
        <mn>8</mn>
        <mo stretchy="false">+</mo>
        <mn>4</mn>
        <mo stretchy="false">+</mo>
        <mn>1</mn>
      </mrow>
      <mo stretchy="false">=</mo>
      <msub>
        <mn>3501</mn>
        <mn>10</mn>
      </msub>
    </mrow>
    <annotation encoding="StarMath 5.0">2048 + 1024 + 256 + 128 + 32 + 8 + 4 + 1 = 3501_{10}</annotation>
  </semantics>
</math>
</file>

<file path=Object 27/content.xml><?xml version="1.0" encoding="utf-8"?>
<math xmlns="http://www.w3.org/1998/Math/MathML" display="block">
  <semantics>
    <mrow>
      <mrow>
        <mrow>
          <mn>3058</mn>
          <mo stretchy="false">/</mo>
          <mn>2</mn>
        </mrow>
        <mo stretchy="false">=</mo>
        <mn>1529</mn>
      </mrow>
      <mspace width="2em"/>
      <mi>R</mi>
      <mn>0</mn>
    </mrow>
    <annotation encoding="StarMath 5.0">3058 / 2 = 1529 ~ R0</annotation>
  </semantics>
</math>
</file>

<file path=Object 28/content.xml><?xml version="1.0" encoding="utf-8"?>
<math xmlns="http://www.w3.org/1998/Math/MathML" display="block">
  <semantics>
    <mrow>
      <msub>
        <mn>3058</mn>
        <mn>10</mn>
      </msub>
      <mo stretchy="false">=</mo>
      <mi>?</mi>
    </mrow>
    <annotation encoding="StarMath 5.0">3058_{10} = ?</annotation>
  </semantics>
</math>
</file>

<file path=Object 29/content.xml><?xml version="1.0" encoding="utf-8"?>
<math xmlns="http://www.w3.org/1998/Math/MathML" display="block">
  <semantics>
    <mrow>
      <mrow>
        <mrow>
          <mn>1529</mn>
          <mo stretchy="false">/</mo>
          <mn>2</mn>
        </mrow>
        <mo stretchy="false">=</mo>
        <mn>764</mn>
      </mrow>
      <mspace width="2em"/>
      <mi>R</mi>
      <mn>1</mn>
    </mrow>
    <annotation encoding="StarMath 5.0">1529 / 2 = 764 ~ R1</annotation>
  </semantics>
</math>
</file>

<file path=Object 3/content.xml><?xml version="1.0" encoding="utf-8"?>
<math xmlns="http://www.w3.org/1998/Math/MathML" display="block">
  <semantics>
    <msup>
      <mn>2</mn>
      <mn>2</mn>
    </msup>
    <annotation encoding="StarMath 5.0">2^2</annotation>
  </semantics>
</math>
</file>

<file path=Object 30/content.xml><?xml version="1.0" encoding="utf-8"?>
<math xmlns="http://www.w3.org/1998/Math/MathML" display="block">
  <semantics>
    <mrow>
      <mrow>
        <mrow>
          <mn>764</mn>
          <mo stretchy="false">/</mo>
          <mn>2</mn>
        </mrow>
        <mo stretchy="false">=</mo>
        <mn>382</mn>
      </mrow>
      <mspace width="2em"/>
      <mi>R</mi>
      <mn>0</mn>
    </mrow>
    <annotation encoding="StarMath 5.0">764 / 2 = 382 ~ R0</annotation>
  </semantics>
</math>
</file>

<file path=Object 31/content.xml><?xml version="1.0" encoding="utf-8"?>
<math xmlns="http://www.w3.org/1998/Math/MathML" display="block">
  <semantics>
    <mrow>
      <mrow>
        <mrow>
          <mn>382</mn>
          <mo stretchy="false">/</mo>
          <mn>2</mn>
        </mrow>
        <mo stretchy="false">=</mo>
        <mn>191</mn>
      </mrow>
      <mspace width="2em"/>
      <mi>R</mi>
      <mn>0</mn>
    </mrow>
    <annotation encoding="StarMath 5.0">382 / 2 = 191 ~ R0</annotation>
  </semantics>
</math>
</file>

<file path=Object 32/content.xml><?xml version="1.0" encoding="utf-8"?>
<math xmlns="http://www.w3.org/1998/Math/MathML" display="block">
  <semantics>
    <mrow>
      <mrow>
        <mrow>
          <mn>191</mn>
          <mo stretchy="false">/</mo>
          <mn>2</mn>
        </mrow>
        <mo stretchy="false">=</mo>
        <mn>95</mn>
      </mrow>
      <mspace width="2em"/>
      <mi>R</mi>
      <mn>1</mn>
    </mrow>
    <annotation encoding="StarMath 5.0">191 / 2 = 95 ~ R1</annotation>
  </semantics>
</math>
</file>

<file path=Object 33/content.xml><?xml version="1.0" encoding="utf-8"?>
<math xmlns="http://www.w3.org/1998/Math/MathML" display="block">
  <semantics>
    <mrow>
      <mrow>
        <mrow>
          <mn>95</mn>
          <mo stretchy="false">/</mo>
          <mn>2</mn>
        </mrow>
        <mo stretchy="false">=</mo>
        <mn>47</mn>
      </mrow>
      <mspace width="2em"/>
      <mi>R</mi>
      <mn>1</mn>
    </mrow>
    <annotation encoding="StarMath 5.0">95 / 2 = 47 ~ R1</annotation>
  </semantics>
</math>
</file>

<file path=Object 34/content.xml><?xml version="1.0" encoding="utf-8"?>
<math xmlns="http://www.w3.org/1998/Math/MathML" display="block">
  <semantics>
    <mrow>
      <mrow>
        <mrow>
          <mn>47</mn>
          <mo stretchy="false">/</mo>
          <mn>2</mn>
        </mrow>
        <mo stretchy="false">=</mo>
        <mn>23</mn>
      </mrow>
      <mspace width="2em"/>
      <mi>R</mi>
      <mn>1</mn>
    </mrow>
    <annotation encoding="StarMath 5.0">47 / 2 = 23 ~ R1</annotation>
  </semantics>
</math>
</file>

<file path=Object 35/content.xml><?xml version="1.0" encoding="utf-8"?>
<math xmlns="http://www.w3.org/1998/Math/MathML" display="block">
  <semantics>
    <mrow>
      <mrow>
        <mrow>
          <mn>23</mn>
          <mo stretchy="false">/</mo>
          <mn>2</mn>
        </mrow>
        <mo stretchy="false">=</mo>
        <mn>11</mn>
      </mrow>
      <mspace width="2em"/>
      <mi>R</mi>
      <mn>1</mn>
    </mrow>
    <annotation encoding="StarMath 5.0">23 / 2 = 11 ~ R1</annotation>
  </semantics>
</math>
</file>

<file path=Object 36/content.xml><?xml version="1.0" encoding="utf-8"?>
<math xmlns="http://www.w3.org/1998/Math/MathML" display="block">
  <semantics>
    <mrow>
      <mrow>
        <mn>1</mn>
        <mo stretchy="false">⋅</mo>
        <msup>
          <mn>16</mn>
          <mn>3</mn>
        </msup>
      </mrow>
      <mo stretchy="false">+</mo>
      <mrow>
        <mn>2</mn>
        <mo stretchy="false">⋅</mo>
        <msup>
          <mn>16</mn>
          <mn>2</mn>
        </msup>
      </mrow>
      <mo stretchy="false">+</mo>
      <mrow>
        <mn>3</mn>
        <mo stretchy="false">⋅</mo>
        <msup>
          <mn>16</mn>
          <mn>1</mn>
        </msup>
      </mrow>
      <mo stretchy="false">+</mo>
      <mrow>
        <mn>7</mn>
        <mo stretchy="false">⋅</mo>
        <msup>
          <mn>16</mn>
          <mn>0</mn>
        </msup>
      </mrow>
    </mrow>
    <annotation encoding="StarMath 5.0">1 cdot 16^3 + 2 cdot 16^2 + 3 cdot 16^1 + 7 cdot 16^0</annotation>
  </semantics>
</math>
</file>

<file path=Object 37/content.xml><?xml version="1.0" encoding="utf-8"?>
<math xmlns="http://www.w3.org/1998/Math/MathML" display="block">
  <semantics>
    <mrow>
      <mn>1101</mn>
      <mspace width="2em"/>
      <mn>0111</mn>
      <mspace width="2em"/>
      <mn>1111</mn>
      <mspace width="2em"/>
      <mn>0010</mn>
      <mspace width="2em"/>
      <mn>1011</mn>
      <mspace width="2em"/>
      <mn>1001</mn>
      <mspace width="2em"/>
      <mn>1000</mn>
      <mspace width="2em"/>
      <mn>0000</mn>
      <mspace width="2em"/>
      <msub>
        <mn>0110</mn>
        <mn>2</mn>
      </msub>
    </mrow>
    <annotation encoding="StarMath 5.0">1101  ~ 0111 ~ 1111 ~ 0010 ~ 1011 ~ 1001 ~ 1000 ~ 0000 ~ 0110_{2}</annotation>
  </semantics>
</math>
</file>

<file path=Object 38/content.xml><?xml version="1.0" encoding="utf-8"?>
<math xmlns="http://www.w3.org/1998/Math/MathML" display="block">
  <semantics>
    <msup>
      <mn>2</mn>
      <mn>4</mn>
    </msup>
    <annotation encoding="StarMath 5.0">2^4</annotation>
  </semantics>
</math>
</file>

<file path=Object 39/content.xml><?xml version="1.0" encoding="utf-8"?>
<math xmlns="http://www.w3.org/1998/Math/MathML" display="block">
  <semantics>
    <msup>
      <mn>2</mn>
      <mn>8</mn>
    </msup>
    <annotation encoding="StarMath 5.0">2^8</annotation>
  </semantics>
</math>
</file>

<file path=Object 4/content.xml><?xml version="1.0" encoding="utf-8"?>
<math xmlns="http://www.w3.org/1998/Math/MathML" display="block">
  <semantics>
    <msup>
      <mn>2</mn>
      <mn>3</mn>
    </msup>
    <annotation encoding="StarMath 5.0">2^3</annotation>
  </semantics>
</math>
</file>

<file path=Object 40/content.xml><?xml version="1.0" encoding="utf-8"?>
<math xmlns="http://www.w3.org/1998/Math/MathML" display="block">
  <semantics>
    <mrow>
      <mrow>
        <mn>4096</mn>
        <mo stretchy="false">+</mo>
        <mrow>
          <mn>2</mn>
          <mo stretchy="false">⋅</mo>
          <mn>256</mn>
        </mrow>
        <mo stretchy="false">+</mo>
        <mrow>
          <mn>3</mn>
          <mo stretchy="false">⋅</mo>
          <mn>16</mn>
        </mrow>
        <mo stretchy="false">+</mo>
        <mn>7</mn>
      </mrow>
      <mo stretchy="false">=</mo>
      <msub>
        <mn>4663</mn>
        <mn>10</mn>
      </msub>
    </mrow>
    <annotation encoding="StarMath 5.0">4096 + 2 cdot 256 + 3 cdot 16 + 7 = 4663_{10}</annotation>
  </semantics>
</math>
</file>

<file path=Object 41/content.xml><?xml version="1.0" encoding="utf-8"?>
<math xmlns="http://www.w3.org/1998/Math/MathML" display="block">
  <semantics>
    <msup>
      <mn>16</mn>
      <mn>1</mn>
    </msup>
    <annotation encoding="StarMath 5.0">16^1</annotation>
  </semantics>
</math>
</file>

<file path=Object 42/content.xml><?xml version="1.0" encoding="utf-8"?>
<math xmlns="http://www.w3.org/1998/Math/MathML" display="block">
  <semantics>
    <msup>
      <mn>16</mn>
      <mn>2</mn>
    </msup>
    <annotation encoding="StarMath 5.0">16^2</annotation>
  </semantics>
</math>
</file>

<file path=Object 43/content.xml><?xml version="1.0" encoding="utf-8"?>
<math xmlns="http://www.w3.org/1998/Math/MathML" display="block">
  <semantics>
    <msup>
      <mn>16</mn>
      <mn>3</mn>
    </msup>
    <annotation encoding="StarMath 5.0">16^3</annotation>
  </semantics>
</math>
</file>

<file path=Object 44/content.xml><?xml version="1.0" encoding="utf-8"?>
<math xmlns="http://www.w3.org/1998/Math/MathML" display="block">
  <semantics>
    <mrow>
      <mrow>
        <mrow>
          <mn>3</mn>
          <mo stretchy="false">⋅</mo>
          <msup>
            <mn>8</mn>
            <mn>2</mn>
          </msup>
        </mrow>
        <mo stretchy="false">+</mo>
        <mrow>
          <mn>2</mn>
          <mo stretchy="false">⋅</mo>
          <msup>
            <mn>8</mn>
            <mn>1</mn>
          </msup>
        </mrow>
        <mo stretchy="false">+</mo>
        <mrow>
          <mn>6</mn>
          <mo stretchy="false">⋅</mo>
          <msup>
            <mn>8</mn>
            <mn>0</mn>
          </msup>
        </mrow>
      </mrow>
      <mo stretchy="false">=</mo>
      <msub>
        <mn>214</mn>
        <mn>10</mn>
      </msub>
    </mrow>
    <annotation encoding="StarMath 5.0">3 cdot 8^2 + 2 cdot 8^1 + 6 cdot 8^0 = 214_{10}</annotation>
  </semantics>
</math>
</file>

<file path=Object 45/content.xml><?xml version="1.0" encoding="utf-8"?>
<math xmlns="http://www.w3.org/1998/Math/MathML" display="block">
  <semantics>
    <mrow>
      <munder>
        <munder>
          <mn>1101</mn>
          <mo stretchy="true">⏟</mo>
        </munder>
        <mi>D</mi>
      </munder>
      <mspace width="2em"/>
      <munder>
        <munder>
          <mn>0111</mn>
          <mo stretchy="true">⏟</mo>
        </munder>
        <mn>7</mn>
      </munder>
      <mspace width="2em"/>
      <munder>
        <munder>
          <mn>1111</mn>
          <mo stretchy="true">⏟</mo>
        </munder>
        <mi>F</mi>
      </munder>
      <mspace width="2em"/>
      <munder>
        <munder>
          <mn>0010</mn>
          <mo stretchy="true">⏟</mo>
        </munder>
        <mn>2</mn>
      </munder>
      <mspace width="2em"/>
      <munder>
        <munder>
          <mn>1011</mn>
          <mo stretchy="true">⏟</mo>
        </munder>
        <mi>B</mi>
      </munder>
      <mspace width="2em"/>
      <munder>
        <munder>
          <mn>1001</mn>
          <mo stretchy="true">⏟</mo>
        </munder>
        <mn>9</mn>
      </munder>
      <mspace width="2em"/>
      <munder>
        <munder>
          <mn>1000</mn>
          <mo stretchy="true">⏟</mo>
        </munder>
        <mn>8</mn>
      </munder>
      <mspace width="2em"/>
      <munder>
        <munder>
          <mn>0000</mn>
          <mo stretchy="true">⏟</mo>
        </munder>
        <mn>0</mn>
      </munder>
      <mspace width="2em"/>
      <munder>
        <munder>
          <msub>
            <mn>0110</mn>
            <mn>2</mn>
          </msub>
          <mo stretchy="true">⏟</mo>
        </munder>
        <msub>
          <mn>6</mn>
          <mn>16</mn>
        </msub>
      </munder>
    </mrow>
    <annotation encoding="StarMath 5.0"> {1101} underbrace {D}  ~ {0111} underbrace {7}  ~ {1111} underbrace {F}  ~ {0010} underbrace {2}  ~ {1011} underbrace {B}  ~ {1001} underbrace {9}  ~ {1000} underbrace {8}  ~ {0000} underbrace {0}  ~ {0110}_{2} underbrace {6} _{16}</annotation>
  </semantics>
</math>
</file>

<file path=Object 46/content.xml><?xml version="1.0" encoding="utf-8"?>
<math xmlns="http://www.w3.org/1998/Math/MathML" display="block">
  <semantics>
    <msub>
      <mn>10</mn>
      <mn>8</mn>
    </msub>
    <annotation encoding="StarMath 5.0">10_{8}</annotation>
  </semantics>
</math>
</file>

<file path=Object 47/content.xml><?xml version="1.0" encoding="utf-8"?>
<math xmlns="http://www.w3.org/1998/Math/MathML" display="block">
  <semantics>
    <mrow>
      <mrow>
        <mrow>
          <mn>3</mn>
          <mo stretchy="false">⋅</mo>
          <msup>
            <mn>16</mn>
            <mn>1</mn>
          </msup>
        </mrow>
        <mo stretchy="false">+</mo>
        <mrow>
          <mn>15</mn>
          <mo stretchy="false">⋅</mo>
          <msup>
            <mn>16</mn>
            <mn>0</mn>
          </msup>
        </mrow>
      </mrow>
      <mo stretchy="false">=</mo>
      <msub>
        <mn>63</mn>
        <mn>10</mn>
      </msub>
    </mrow>
    <annotation encoding="StarMath 5.0">3 cdot 16^1 + 15 cdot 16^0 = 63_{10}</annotation>
  </semantics>
</math>
</file>

<file path=Object 48/content.xml><?xml version="1.0" encoding="utf-8"?>
<math xmlns="http://www.w3.org/1998/Math/MathML" display="block">
  <semantics>
    <msub>
      <mi>A</mi>
      <mn>16</mn>
    </msub>
    <annotation encoding="StarMath 5.0">A_{16}</annotation>
  </semantics>
</math>
</file>

<file path=Object 49/content.xml><?xml version="1.0" encoding="utf-8"?>
<math xmlns="http://www.w3.org/1998/Math/MathML" display="block">
  <semantics>
    <mrow>
      <mn>3</mn>
      <msub>
        <mi>F</mi>
        <mn>16</mn>
      </msub>
    </mrow>
    <annotation encoding="StarMath 5.0">3F_{16}</annotation>
  </semantics>
</math>
</file>

<file path=Object 5/content.xml><?xml version="1.0" encoding="utf-8"?>
<math xmlns="http://www.w3.org/1998/Math/MathML" display="block">
  <semantics>
    <msup>
      <mn>2</mn>
      <mn>4</mn>
    </msup>
    <annotation encoding="StarMath 5.0">2^4</annotation>
  </semantics>
</math>
</file>

<file path=Object 50/content.xml><?xml version="1.0" encoding="utf-8"?>
<math xmlns="http://www.w3.org/1998/Math/MathML" display="block">
  <semantics>
    <mrow>
      <mrow>
        <mn>10</mn>
        <mo stretchy="false">⋅</mo>
        <msup>
          <mn>16</mn>
          <mn>0</mn>
        </msup>
      </mrow>
      <mo stretchy="false">=</mo>
      <msub>
        <mn>10</mn>
        <mn>10</mn>
      </msub>
    </mrow>
    <annotation encoding="StarMath 5.0">10 cdot 16^0 = 10_{10}</annotation>
  </semantics>
</math>
</file>

<file path=Object 51/content.xml><?xml version="1.0" encoding="utf-8"?>
<math xmlns="http://www.w3.org/1998/Math/MathML" display="block">
  <semantics>
    <msub>
      <mn>1237</mn>
      <mn>16</mn>
    </msub>
    <annotation encoding="StarMath 5.0">1237_{16}</annotation>
  </semantics>
</math>
</file>

<file path=Object 52/content.xml><?xml version="1.0" encoding="utf-8"?>
<math xmlns="http://www.w3.org/1998/Math/MathML" display="block">
  <semantics>
    <msub>
      <mn>326</mn>
      <mn>8</mn>
    </msub>
    <annotation encoding="StarMath 5.0">326_{8}</annotation>
  </semantics>
</math>
</file>

<file path=Object 53/content.xml><?xml version="1.0" encoding="utf-8"?>
<math xmlns="http://www.w3.org/1998/Math/MathML" display="block">
  <semantics>
    <mrow>
      <mrow>
        <mrow>
          <mn>1</mn>
          <mo stretchy="false">⋅</mo>
          <msup>
            <mn>8</mn>
            <mn>1</mn>
          </msup>
        </mrow>
        <mo stretchy="false">+</mo>
        <mrow>
          <mn>0</mn>
          <mo stretchy="false">⋅</mo>
          <msup>
            <mn>8</mn>
            <mn>0</mn>
          </msup>
        </mrow>
      </mrow>
      <mo stretchy="false">=</mo>
      <msub>
        <mn>8</mn>
        <mn>10</mn>
      </msub>
    </mrow>
    <annotation encoding="StarMath 5.0">1 cdot 8^1 + 0 cdot 8^0 = 8_{10}</annotation>
  </semantics>
</math>
</file>

<file path=Object 54/content.xml><?xml version="1.0" encoding="utf-8"?>
<math xmlns="http://www.w3.org/1998/Math/MathML" display="block">
  <semantics>
    <mrow>
      <mrow>
        <mrow>
          <mn>11</mn>
          <mo stretchy="false">/</mo>
          <mn>2</mn>
        </mrow>
        <mo stretchy="false">=</mo>
        <mn>5</mn>
      </mrow>
      <mspace width="2em"/>
      <mi>R</mi>
      <mn>1</mn>
    </mrow>
    <annotation encoding="StarMath 5.0">11 / 2 = 5 ~ R1</annotation>
  </semantics>
</math>
</file>

<file path=Object 55/content.xml><?xml version="1.0" encoding="utf-8"?>
<math xmlns="http://www.w3.org/1998/Math/MathML" display="block">
  <semantics>
    <mrow>
      <mrow>
        <mrow>
          <mn>5</mn>
          <mo stretchy="false">/</mo>
          <mn>2</mn>
        </mrow>
        <mo stretchy="false">=</mo>
        <mn>2</mn>
      </mrow>
      <mspace width="2em"/>
      <mi>R</mi>
      <mn>1</mn>
    </mrow>
    <annotation encoding="StarMath 5.0">5 / 2 = 2 ~ R1</annotation>
  </semantics>
</math>
</file>

<file path=Object 56/content.xml><?xml version="1.0" encoding="utf-8"?>
<math xmlns="http://www.w3.org/1998/Math/MathML" display="block">
  <semantics>
    <mrow>
      <mrow>
        <mrow>
          <mn>2</mn>
          <mo stretchy="false">/</mo>
          <mn>2</mn>
        </mrow>
        <mo stretchy="false">=</mo>
        <mn>1</mn>
      </mrow>
      <mspace width="2em"/>
      <mi>R</mi>
      <mn>0</mn>
    </mrow>
    <annotation encoding="StarMath 5.0">2 / 2 = 1 ~ R0</annotation>
  </semantics>
</math>
</file>

<file path=Object 57/content.xml><?xml version="1.0" encoding="utf-8"?>
<math xmlns="http://www.w3.org/1998/Math/MathML" display="block">
  <semantics>
    <mrow>
      <mrow>
        <mrow>
          <mn>1</mn>
          <mo stretchy="false">/</mo>
          <mn>2</mn>
        </mrow>
        <mo stretchy="false">=</mo>
        <mn>0</mn>
      </mrow>
      <mspace width="2em"/>
      <mi>R</mi>
      <mn>1</mn>
    </mrow>
    <annotation encoding="StarMath 5.0">1 / 2 = 0 ~ R1</annotation>
  </semantics>
</math>
</file>

<file path=Object 58/content.xml><?xml version="1.0" encoding="utf-8"?>
<math xmlns="http://www.w3.org/1998/Math/MathML" display="block">
  <semantics>
    <mrow>
      <mrow>
        <msub>
          <mn>3058</mn>
          <mn>10</mn>
        </msub>
        <mo stretchy="false">=</mo>
        <mn>1011</mn>
      </mrow>
      <mn>1111</mn>
      <msub>
        <mn>0010</mn>
        <mn>2</mn>
      </msub>
    </mrow>
    <annotation encoding="StarMath 5.0">3058_{10} = 1011 1111 0010_{2}</annotation>
  </semantics>
</math>
</file>

<file path=Object 59/content.xml><?xml version="1.0" encoding="utf-8"?>
<math xmlns="http://www.w3.org/1998/Math/MathML" display="block">
  <semantics>
    <msup>
      <mn>2</mn>
      <mn>12</mn>
    </msup>
    <annotation encoding="StarMath 5.0">2^12</annotation>
  </semantics>
</math>
</file>

<file path=Object 6/content.xml><?xml version="1.0" encoding="utf-8"?>
<math xmlns="http://www.w3.org/1998/Math/MathML" display="block">
  <semantics>
    <msup>
      <mn>2</mn>
      <mn>5</mn>
    </msup>
    <annotation encoding="StarMath 5.0">2^5</annotation>
  </semantics>
</math>
</file>

<file path=Object 60/content.xml><?xml version="1.0" encoding="utf-8"?>
<math xmlns="http://www.w3.org/1998/Math/MathML" display="block">
  <semantics>
    <mrow>
      <msub>
        <mn>3058</mn>
        <mn>10</mn>
      </msub>
      <mo stretchy="false">=</mo>
      <mi>?</mi>
    </mrow>
    <annotation encoding="StarMath 5.0">3058_{10} = ?</annotation>
  </semantics>
</math>
</file>

<file path=Object 61/content.xml><?xml version="1.0" encoding="utf-8"?>
<math xmlns="http://www.w3.org/1998/Math/MathML" display="block">
  <semantics>
    <mrow>
      <mrow>
        <mrow>
          <mn>3058</mn>
          <mo stretchy="false">/</mo>
          <msup>
            <mn>2</mn>
            <mn>11</mn>
          </msup>
        </mrow>
        <mo stretchy="false">=</mo>
        <mn>1</mn>
      </mrow>
      <mspace width="2em"/>
      <mi>R</mi>
      <mn>1010</mn>
    </mrow>
    <annotation encoding="StarMath 5.0">3058 / 2^11 = 1 ~ R1010</annotation>
  </semantics>
</math>
</file>

<file path=Object 62/content.xml><?xml version="1.0" encoding="utf-8"?>
<math xmlns="http://www.w3.org/1998/Math/MathML" display="block">
  <semantics>
    <mrow>
      <mrow>
        <mrow>
          <mn>1010</mn>
          <mo stretchy="false">/</mo>
          <msup>
            <mn>2</mn>
            <mn>10</mn>
          </msup>
        </mrow>
        <mo stretchy="false">=</mo>
        <mn>0</mn>
      </mrow>
      <mspace width="2em"/>
      <mi>R</mi>
      <mn>1010</mn>
    </mrow>
    <annotation encoding="StarMath 5.0">1010 / 2^10 = 0 ~ R1010</annotation>
  </semantics>
</math>
</file>

<file path=Object 63/content.xml><?xml version="1.0" encoding="utf-8"?>
<math xmlns="http://www.w3.org/1998/Math/MathML" display="block">
  <semantics>
    <mrow>
      <mrow>
        <mrow>
          <mn>1010</mn>
          <mo stretchy="false">/</mo>
          <msup>
            <mn>2</mn>
            <mn>9</mn>
          </msup>
        </mrow>
        <mo stretchy="false">=</mo>
        <mn>1</mn>
      </mrow>
      <mspace width="2em"/>
      <mi>R</mi>
      <mn>498</mn>
    </mrow>
    <annotation encoding="StarMath 5.0">1010 / 2^9 = 1 ~ R498</annotation>
  </semantics>
</math>
</file>

<file path=Object 64/content.xml><?xml version="1.0" encoding="utf-8"?>
<math xmlns="http://www.w3.org/1998/Math/MathML" display="block">
  <semantics>
    <mrow>
      <mrow>
        <mrow>
          <mn>498</mn>
          <mo stretchy="false">/</mo>
          <msup>
            <mn>2</mn>
            <mn>8</mn>
          </msup>
        </mrow>
        <mo stretchy="false">=</mo>
        <mn>1</mn>
      </mrow>
      <mspace width="2em"/>
      <mi>R</mi>
      <mn>242</mn>
    </mrow>
    <annotation encoding="StarMath 5.0">498 / 2^8 = 1 ~ R242</annotation>
  </semantics>
</math>
</file>

<file path=Object 65/content.xml><?xml version="1.0" encoding="utf-8"?>
<math xmlns="http://www.w3.org/1998/Math/MathML" display="block">
  <semantics>
    <mrow>
      <mrow>
        <mrow>
          <mn>242</mn>
          <mo stretchy="false">/</mo>
          <msup>
            <mn>2</mn>
            <mn>7</mn>
          </msup>
        </mrow>
        <mo stretchy="false">=</mo>
        <mn>1</mn>
      </mrow>
      <mspace width="2em"/>
      <mi>R</mi>
      <mn>114</mn>
    </mrow>
    <annotation encoding="StarMath 5.0">242 / 2^7 = 1 ~ R114</annotation>
  </semantics>
</math>
</file>

<file path=Object 66/content.xml><?xml version="1.0" encoding="utf-8"?>
<math xmlns="http://www.w3.org/1998/Math/MathML" display="block">
  <semantics>
    <mrow>
      <mrow>
        <mrow>
          <mn>114</mn>
          <mo stretchy="false">/</mo>
          <msup>
            <mn>2</mn>
            <mn>6</mn>
          </msup>
        </mrow>
        <mo stretchy="false">=</mo>
        <mn>1</mn>
      </mrow>
      <mspace width="2em"/>
      <mi>R</mi>
      <mn>50</mn>
    </mrow>
    <annotation encoding="StarMath 5.0">114 / 2^6 = 1 ~ R50</annotation>
  </semantics>
</math>
</file>

<file path=Object 67/content.xml><?xml version="1.0" encoding="utf-8"?>
<math xmlns="http://www.w3.org/1998/Math/MathML" display="block">
  <semantics>
    <mrow>
      <mrow>
        <mrow>
          <mn>50</mn>
          <mo stretchy="false">/</mo>
          <msup>
            <mn>2</mn>
            <mn>5</mn>
          </msup>
        </mrow>
        <mo stretchy="false">=</mo>
        <mn>1</mn>
      </mrow>
      <mspace width="2em"/>
      <mi>R</mi>
      <mn>18</mn>
    </mrow>
    <annotation encoding="StarMath 5.0">50 / 2^5 = 1 ~ R18</annotation>
  </semantics>
</math>
</file>

<file path=Object 68/content.xml><?xml version="1.0" encoding="utf-8"?>
<math xmlns="http://www.w3.org/1998/Math/MathML" display="block">
  <semantics>
    <mrow>
      <mrow>
        <mrow>
          <mn>18</mn>
          <mo stretchy="false">/</mo>
          <msup>
            <mn>2</mn>
            <mn>4</mn>
          </msup>
        </mrow>
        <mo stretchy="false">=</mo>
        <mn>1</mn>
      </mrow>
      <mspace width="2em"/>
      <mi>R</mi>
      <mn>2</mn>
    </mrow>
    <annotation encoding="StarMath 5.0">18 / 2^4 = 1 ~ R2</annotation>
  </semantics>
</math>
</file>

<file path=Object 69/content.xml><?xml version="1.0" encoding="utf-8"?>
<math xmlns="http://www.w3.org/1998/Math/MathML" display="block">
  <semantics>
    <mrow>
      <mrow>
        <mrow>
          <mn>2</mn>
          <mo stretchy="false">/</mo>
          <msup>
            <mn>2</mn>
            <mn>3</mn>
          </msup>
        </mrow>
        <mo stretchy="false">=</mo>
        <mn>0</mn>
      </mrow>
      <mspace width="2em"/>
      <mi>R</mi>
      <mn>2</mn>
    </mrow>
    <annotation encoding="StarMath 5.0">2 / 2^3 = 0 ~ R2</annotation>
  </semantics>
</math>
</file>

<file path=Object 7/content.xml><?xml version="1.0" encoding="utf-8"?>
<math xmlns="http://www.w3.org/1998/Math/MathML" display="block">
  <semantics>
    <msup>
      <mn>2</mn>
      <mn>6</mn>
    </msup>
    <annotation encoding="StarMath 5.0">2^6</annotation>
  </semantics>
</math>
</file>

<file path=Object 70/content.xml><?xml version="1.0" encoding="utf-8"?>
<math xmlns="http://www.w3.org/1998/Math/MathML" display="block">
  <semantics>
    <mrow>
      <mrow>
        <mrow>
          <mn>2</mn>
          <mo stretchy="false">/</mo>
          <msup>
            <mn>2</mn>
            <mn>2</mn>
          </msup>
        </mrow>
        <mo stretchy="false">=</mo>
        <mn>0</mn>
      </mrow>
      <mspace width="2em"/>
      <mi>R</mi>
      <mn>2</mn>
    </mrow>
    <annotation encoding="StarMath 5.0">2 / 2^2 = 0 ~ R2</annotation>
  </semantics>
</math>
</file>

<file path=Object 71/content.xml><?xml version="1.0" encoding="utf-8"?>
<math xmlns="http://www.w3.org/1998/Math/MathML" display="block">
  <semantics>
    <mrow>
      <mrow>
        <mrow>
          <mn>2</mn>
          <mo stretchy="false">/</mo>
          <msup>
            <mn>2</mn>
            <mn>1</mn>
          </msup>
        </mrow>
        <mo stretchy="false">=</mo>
        <mn>1</mn>
      </mrow>
      <mspace width="2em"/>
      <mi>R</mi>
      <mn>0</mn>
    </mrow>
    <annotation encoding="StarMath 5.0">2 / 2^1 = 1 ~ R0</annotation>
  </semantics>
</math>
</file>

<file path=Object 72/content.xml><?xml version="1.0" encoding="utf-8"?>
<math xmlns="http://www.w3.org/1998/Math/MathML" display="block">
  <semantics>
    <mrow>
      <mrow>
        <mrow>
          <mn>0</mn>
          <mo stretchy="false">/</mo>
          <msup>
            <mn>2</mn>
            <mn>0</mn>
          </msup>
        </mrow>
        <mo stretchy="false">=</mo>
        <mn>0</mn>
      </mrow>
      <mspace width="2em"/>
      <mi>R</mi>
      <mn>0</mn>
    </mrow>
    <annotation encoding="StarMath 5.0">0 / 2^0 = 0 ~ R0</annotation>
  </semantics>
</math>
</file>

<file path=Object 73/content.xml><?xml version="1.0" encoding="utf-8"?>
<math xmlns="http://www.w3.org/1998/Math/MathML" display="block">
  <semantics>
    <mrow>
      <mrow>
        <msub>
          <mn>3058</mn>
          <mn>10</mn>
        </msub>
        <mo stretchy="false">=</mo>
        <mn>1011</mn>
      </mrow>
      <mn>1111</mn>
      <msub>
        <mn>0010</mn>
        <mn>2</mn>
      </msub>
    </mrow>
    <annotation encoding="StarMath 5.0">3058_{10} = 1011 1111 0010_{2}</annotation>
  </semantics>
</math>
</file>

<file path=Object 74/content.xml><?xml version="1.0" encoding="utf-8"?>
<math xmlns="http://www.w3.org/1998/Math/MathML" display="block">
  <semantics>
    <mrow>
      <mrow>
        <mrow>
          <mn>3</mn>
          <mo stretchy="false">⋅</mo>
          <msup>
            <mn>8</mn>
            <mn>2</mn>
          </msup>
        </mrow>
        <mo stretchy="false">+</mo>
        <mrow>
          <mn>2</mn>
          <mo stretchy="false">⋅</mo>
          <msup>
            <mn>8</mn>
            <mn>1</mn>
          </msup>
        </mrow>
        <mo stretchy="false">+</mo>
        <mrow>
          <mn>6</mn>
          <mo stretchy="false">⋅</mo>
          <msup>
            <mn>8</mn>
            <mn>0</mn>
          </msup>
        </mrow>
      </mrow>
      <mo stretchy="false">=</mo>
      <msub>
        <mn>214</mn>
        <mn>10</mn>
      </msub>
    </mrow>
    <annotation encoding="StarMath 5.0">3 cdot 8^2 + 2 cdot 8^1 + 6 cdot 8^0 = 214_{10}</annotation>
  </semantics>
</math>
</file>

<file path=Object 75/content.xml><?xml version="1.0" encoding="utf-8"?>
<math xmlns="http://www.w3.org/1998/Math/MathML" display="block">
  <semantics>
    <msub>
      <mn>10</mn>
      <mn>8</mn>
    </msub>
    <annotation encoding="StarMath 5.0">10_{8}</annotation>
  </semantics>
</math>
</file>

<file path=Object 76/content.xml><?xml version="1.0" encoding="utf-8"?>
<math xmlns="http://www.w3.org/1998/Math/MathML" display="block">
  <semantics>
    <msub>
      <mn>326</mn>
      <mn>8</mn>
    </msub>
    <annotation encoding="StarMath 5.0">326_{8}</annotation>
  </semantics>
</math>
</file>

<file path=Object 77/content.xml><?xml version="1.0" encoding="utf-8"?>
<math xmlns="http://www.w3.org/1998/Math/MathML" display="block">
  <semantics>
    <mrow>
      <mrow>
        <mrow>
          <mn>1</mn>
          <mo stretchy="false">⋅</mo>
          <msup>
            <mn>8</mn>
            <mn>1</mn>
          </msup>
        </mrow>
        <mo stretchy="false">+</mo>
        <mrow>
          <mn>0</mn>
          <mo stretchy="false">⋅</mo>
          <msup>
            <mn>8</mn>
            <mn>0</mn>
          </msup>
        </mrow>
      </mrow>
      <mo stretchy="false">=</mo>
      <msub>
        <mn>8</mn>
        <mn>10</mn>
      </msub>
    </mrow>
    <annotation encoding="StarMath 5.0">1 cdot 8^1 + 0 cdot 8^0 = 8_{10}</annotation>
  </semantics>
</math>
</file>

<file path=Object 78/content.xml><?xml version="1.0" encoding="utf-8"?>
<math xmlns="http://www.w3.org/1998/Math/MathML" display="block">
  <semantics>
    <mrow>
      <mrow>
        <mo stretchy="false">−</mo>
        <mn>128</mn>
      </mrow>
      <mi mathvariant="italic">bis</mi>
      <mn>127</mn>
    </mrow>
    <annotation encoding="StarMath 5.0">-128 bis 127</annotation>
  </semantics>
</math>
</file>

<file path=Object 79/content.xml><?xml version="1.0" encoding="utf-8"?>
<math xmlns="http://www.w3.org/1998/Math/MathML" display="block">
  <semantics>
    <mrow>
      <mi mathvariant="italic">true</mi>
      <mo stretchy="false">/</mo>
      <mi mathvariant="italic">false</mi>
    </mrow>
    <annotation encoding="StarMath 5.0">true / false</annotation>
  </semantics>
</math>
</file>

<file path=Object 8/content.xml><?xml version="1.0" encoding="utf-8"?>
<math xmlns="http://www.w3.org/1998/Math/MathML" display="block">
  <semantics>
    <msup>
      <mn>2</mn>
      <mn>7</mn>
    </msup>
    <annotation encoding="StarMath 5.0">2^7</annotation>
  </semantics>
</math>
</file>

<file path=Object 80/content.xml><?xml version="1.0" encoding="utf-8"?>
<math xmlns="http://www.w3.org/1998/Math/MathML" display="block">
  <semantics>
    <mrow>
      <mrow>
        <mo stretchy="false">−</mo>
        <mn>32768</mn>
      </mrow>
      <mi mathvariant="italic">bis</mi>
      <mn>32767</mn>
    </mrow>
    <annotation encoding="StarMath 5.0">-32768 bis 32767</annotation>
  </semantics>
</math>
</file>

<file path=Object 81/content.xml><?xml version="1.0" encoding="utf-8"?>
<math xmlns="http://www.w3.org/1998/Math/MathML" display="block">
  <semantics>
    <mrow>
      <mrow>
        <mo stretchy="false">−</mo>
        <msup>
          <mn>2</mn>
          <mn>31</mn>
        </msup>
      </mrow>
      <mi mathvariant="italic">bis</mi>
      <mrow>
        <msup>
          <mn>2</mn>
          <mn>31</mn>
        </msup>
        <mo stretchy="false">−</mo>
        <mn>1</mn>
      </mrow>
    </mrow>
    <annotation encoding="StarMath 5.0">-2^31 bis 2^31 -1</annotation>
  </semantics>
</math>
</file>

<file path=Object 82/content.xml><?xml version="1.0" encoding="utf-8"?>
<math xmlns="http://www.w3.org/1998/Math/MathML" display="block">
  <semantics>
    <mrow>
      <mrow>
        <mo stretchy="false">−</mo>
        <msup>
          <mn>2</mn>
          <mn>63</mn>
        </msup>
      </mrow>
      <mi mathvariant="italic">bis</mi>
      <mrow>
        <msup>
          <mn>2</mn>
          <mn>63</mn>
        </msup>
        <mo stretchy="false">−</mo>
        <mn>1</mn>
      </mrow>
    </mrow>
    <annotation encoding="StarMath 5.0">-2^63 bis 2^63 -1</annotation>
  </semantics>
</math>
</file>

<file path=Object 9/content.xml><?xml version="1.0" encoding="utf-8"?>
<math xmlns="http://www.w3.org/1998/Math/MathML" display="block">
  <semantics>
    <msup>
      <mn>2</mn>
      <mn>8</mn>
    </msup>
    <annotation encoding="StarMath 5.0">2^8</annotation>
  </semantics>
</math>
</file>